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92bfb1" style:font-weight-asian="normal" style:font-weight-complex="normal"/>
    </style:style>
    <style:style style:name="P2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3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5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6" style:family="paragraph" style:parent-style-name="Standard">
      <style:paragraph-properties fo:line-height="100%"/>
      <style:text-properties officeooo:paragraph-rsid="001466a8"/>
    </style:style>
    <style:style style:name="P7" style:family="paragraph" style:parent-style-name="Standard">
      <style:paragraph-properties fo:line-height="100%"/>
      <style:text-properties officeooo:paragraph-rsid="00540245"/>
    </style:style>
    <style:style style:name="P8" style:family="paragraph" style:parent-style-name="Standard">
      <style:text-properties officeooo:rsid="000d56a0" officeooo:paragraph-rsid="0014daf0"/>
    </style:style>
    <style:style style:name="P9" style:family="paragraph" style:parent-style-name="Standard">
      <style:paragraph-properties fo:line-height="100%"/>
      <style:text-properties fo:font-size="12pt" fo:font-weight="normal" officeooo:rsid="00127ab3" officeooo:paragraph-rsid="001466a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00%"/>
      <style:text-properties fo:font-size="12pt" fo:font-weight="normal" officeooo:rsid="00129875" officeooo:paragraph-rsid="001466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92bfb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448c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fo:font-style="normal" style:text-underline-style="none" fo:font-weight="normal" officeooo:rsid="001448c6" officeooo:paragraph-rsid="0092bfb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100%"/>
      <style:text-properties fo:font-size="14pt" fo:font-weight="bold" officeooo:rsid="000ecd8e" officeooo:paragraph-rsid="001466a8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14daf0" officeooo:paragraph-rsid="0014daf0" fo:background-color="#33ff9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540245" fo:background-color="#66ffff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0819cc" officeooo:paragraph-rsid="0014daf0"/>
    </style:style>
    <style:style style:name="P34" style:family="paragraph" style:parent-style-name="Standard">
      <style:text-properties officeooo:rsid="000b4051" officeooo:paragraph-rsid="0014daf0"/>
    </style:style>
    <style:style style:name="P35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7" style:family="paragraph" style:parent-style-name="Preformatted_20_Text">
      <style:paragraph-properties fo:margin-top="0in" fo:margin-bottom="0.1965in" loext:contextual-spacing="false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1466a8"/>
    </style:style>
    <style:style style:name="P49" style:family="paragraph" style:parent-style-name="Preformatted_20_Text">
      <style:paragraph-properties fo:margin-top="0in" fo:margin-bottom="0.1965in" loext:contextual-spacing="false" fo:line-height="100%"/>
      <style:text-properties fo:font-size="12pt" style:text-underline-style="none" fo:font-weight="normal" officeooo:rsid="001466a8" officeooo:paragraph-rsid="001466a8" style:font-size-asian="10.5pt" style:font-weight-asian="normal" style:font-size-complex="12pt" style:font-weight-complex="normal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1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2" style:family="paragraph" style:parent-style-name="Preformatted_20_Text">
      <style:paragraph-properties fo:margin-top="0in" fo:margin-bottom="0.1965in" loext:contextual-spacing="false" style:writing-mode="lr-tb"/>
    </style:style>
    <style:style style:name="P53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75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76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77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80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82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83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84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85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86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87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90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91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92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93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94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95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96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97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98" style:family="paragraph" style:parent-style-name="Text_20_body">
      <style:paragraph-properties fo:line-height="100%"/>
      <style:text-properties officeooo:rsid="000ecd8e" officeooo:paragraph-rsid="001466a8"/>
    </style:style>
    <style:style style:name="P99" style:family="paragraph" style:parent-style-name="Text_20_body">
      <style:paragraph-properties fo:line-height="100%"/>
      <style:text-properties officeooo:paragraph-rsid="001466a8"/>
    </style:style>
    <style:style style:name="P100" style:family="paragraph" style:parent-style-name="Text_20_body">
      <style:paragraph-properties fo:line-height="100%"/>
      <style:text-properties officeooo:paragraph-rsid="0023ab8f"/>
    </style:style>
    <style:style style:name="P101" style:family="paragraph" style:parent-style-name="Text_20_body">
      <style:paragraph-properties fo:line-height="100%"/>
      <style:text-properties officeooo:paragraph-rsid="004c72e0"/>
    </style:style>
    <style:style style:name="P102" style:family="paragraph" style:parent-style-name="Text_20_body">
      <style:paragraph-properties fo:line-height="100%"/>
      <style:text-properties fo:font-weight="bold" officeooo:rsid="000ecd8e" officeooo:paragraph-rsid="001466a8" style:font-weight-asian="bold" style:font-weight-complex="bold"/>
    </style:style>
    <style:style style:name="P103" style:family="paragraph" style:parent-style-name="Text_20_body">
      <style:text-properties fo:font-weight="bold" officeooo:rsid="000c3662" officeooo:paragraph-rsid="001466a8" style:font-weight-asian="bold" style:font-weight-complex="bold"/>
    </style:style>
    <style:style style:name="P104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05" style:family="paragraph" style:parent-style-name="Text_20_body">
      <style:text-properties officeooo:paragraph-rsid="001466a8"/>
    </style:style>
    <style:style style:name="P106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07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08" style:family="paragraph" style:parent-style-name="Text_20_body">
      <style:paragraph-properties fo:line-height="100%"/>
      <style:text-properties fo:font-size="12pt" fo:font-weight="normal" officeooo:rsid="000ecd8e" officeooo:paragraph-rsid="001466a8" style:font-size-asian="10.5pt" style:font-weight-asian="normal" style:font-size-complex="12pt" style:font-weight-complex="normal"/>
    </style:style>
    <style:style style:name="P109" style:family="paragraph" style:parent-style-name="Text_20_body">
      <style:paragraph-properties fo:line-height="100%"/>
      <style:text-properties fo:font-size="12pt" fo:font-weight="normal" officeooo:rsid="00108ce5" officeooo:paragraph-rsid="001466a8" style:font-size-asian="10.5pt" style:font-weight-asian="normal" style:font-size-complex="12pt" style:font-weight-complex="normal"/>
    </style:style>
    <style:style style:name="P110" style:family="paragraph" style:parent-style-name="Text_20_body">
      <style:paragraph-properties fo:line-height="100%"/>
      <style:text-properties officeooo:rsid="001ccb03" officeooo:paragraph-rsid="001ccb03"/>
    </style:style>
    <style:style style:name="P111" style:family="paragraph" style:parent-style-name="Text_20_body">
      <style:paragraph-properties fo:line-height="100%"/>
      <style:text-properties officeooo:rsid="001ccb03" officeooo:paragraph-rsid="001e05cd"/>
    </style:style>
    <style:style style:name="P112" style:family="paragraph" style:parent-style-name="Text_20_body">
      <style:paragraph-properties fo:line-height="100%"/>
      <style:text-properties officeooo:rsid="001ccb03" officeooo:paragraph-rsid="0031d4ca"/>
    </style:style>
    <style:style style:name="P113" style:family="paragraph" style:parent-style-name="Text_20_body">
      <style:paragraph-properties fo:line-height="100%"/>
      <style:text-properties officeooo:rsid="0023b7e6" officeooo:paragraph-rsid="0023b7e6"/>
    </style:style>
    <style:style style:name="P114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15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16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17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26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27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28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29" style:family="paragraph" style:parent-style-name="Text_20_body">
      <style:paragraph-properties fo:line-height="100%"/>
      <style:text-properties officeooo:rsid="001fe8c8" officeooo:paragraph-rsid="002531c7"/>
    </style:style>
    <style:style style:name="P130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3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32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33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34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35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36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38" style:family="paragraph" style:parent-style-name="Preformatted_20_Text">
      <style:text-properties fo:font-weight="normal" officeooo:rsid="000c3662" officeooo:paragraph-rsid="001466a8" style:font-weight-asian="normal" style:font-weight-complex="normal"/>
    </style:style>
    <style:style style:name="P139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40" style:family="paragraph" style:parent-style-name="Preformatted_20_Text">
      <style:paragraph-properties fo:line-height="100%"/>
      <style:text-properties officeooo:paragraph-rsid="001466a8"/>
    </style:style>
    <style:style style:name="P141" style:family="paragraph" style:parent-style-name="Preformatted_20_Text">
      <style:paragraph-properties fo:line-height="100%"/>
      <style:text-properties officeooo:paragraph-rsid="0058e810"/>
    </style:style>
    <style:style style:name="P142" style:family="paragraph" style:parent-style-name="Preformatted_20_Text">
      <style:paragraph-properties fo:line-height="100%"/>
      <style:text-properties officeooo:paragraph-rsid="006daad7"/>
    </style:style>
    <style:style style:name="P143" style:family="paragraph" style:parent-style-name="Preformatted_20_Text">
      <style:paragraph-properties fo:line-height="100%"/>
      <style:text-properties officeooo:rsid="000ecd8e" officeooo:paragraph-rsid="001466a8"/>
    </style:style>
    <style:style style:name="P144" style:family="paragraph" style:parent-style-name="Preformatted_20_Text">
      <style:text-properties officeooo:paragraph-rsid="001466a8"/>
    </style:style>
    <style:style style:name="P145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46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4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4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4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5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5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5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5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5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5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5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57" style:family="paragraph" style:parent-style-name="Preformatted_20_Text">
      <style:paragraph-properties fo:line-height="100%"/>
      <style:text-properties style:font-name="Liberation Serif" fo:font-size="12pt" style:text-underline-style="none" fo:font-weight="normal" officeooo:rsid="001448c6" officeooo:paragraph-rsid="00794889" style:font-size-asian="12pt" style:font-weight-asian="normal" style:font-size-complex="12pt" style:font-weight-complex="normal"/>
    </style:style>
    <style:style style:name="P158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59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60" style:family="paragraph" style:parent-style-name="Preformatted_20_Text">
      <style:paragraph-properties style:writing-mode="lr-tb"/>
    </style:style>
    <style:style style:name="P161" style:family="paragraph" style:parent-style-name="Preformatted_20_Text">
      <style:paragraph-properties style:writing-mode="lr-tb"/>
      <style:text-properties officeooo:paragraph-rsid="0058e810"/>
    </style:style>
    <style:style style:name="P162" style:family="paragraph" style:parent-style-name="Preformatted_20_Text">
      <style:paragraph-properties style:writing-mode="lr-tb"/>
      <style:text-properties officeooo:paragraph-rsid="005ac7db"/>
    </style:style>
    <style:style style:name="P163" style:family="paragraph" style:parent-style-name="Preformatted_20_Text">
      <style:paragraph-properties style:writing-mode="lr-tb"/>
      <style:text-properties officeooo:rsid="005ac7db" officeooo:paragraph-rsid="005ac7db"/>
    </style:style>
    <style:style style:name="P164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65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166" style:family="paragraph" style:parent-style-name="Preformatted_20_Text">
      <style:paragraph-properties style:writing-mode="lr-tb"/>
      <style:text-properties officeooo:rsid="006200c1" officeooo:paragraph-rsid="006200c1"/>
    </style:style>
    <style:style style:name="P167" style:family="paragraph" style:parent-style-name="Preformatted_20_Text">
      <style:paragraph-properties style:writing-mode="lr-tb"/>
      <style:text-properties fo:language="en" fo:country="US" officeooo:rsid="006dc36a" officeooo:paragraph-rsid="006dc36a"/>
    </style:style>
    <style:style style:name="P168" style:family="paragraph" style:parent-style-name="Preformatted_20_Text">
      <style:paragraph-properties style:writing-mode="lr-tb"/>
      <style:text-properties fo:language="en" fo:country="US" officeooo:rsid="006f35a6" officeooo:paragraph-rsid="006f35a6"/>
    </style:style>
    <style:style style:name="P169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72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73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74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1448c6" style:font-size-asian="14pt" style:font-weight-asian="bold" style:font-size-complex="14pt" style:font-weight-complex="bold"/>
    </style:style>
    <style:style style:name="P175" style:family="paragraph" style:parent-style-name="Preformatted_20_Text" style:list-style-name="L1">
      <style:text-properties officeooo:paragraph-rsid="001466a8"/>
    </style:style>
    <style:style style:name="P17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952d46" style:font-size-asian="12pt" style:font-weight-asian="bold" style:font-size-complex="12pt" style:font-weight-complex="bold"/>
    </style:style>
    <style:style style:name="P177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952d46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9543f0" style:font-size-asian="10pt" style:font-weight-asian="normal" style:font-size-complex="10pt" style:font-weight-complex="normal"/>
    </style:style>
    <style:style style:name="P179" style:family="paragraph" style:parent-style-name="Preformatted_20_Text" style:list-style-name="L1">
      <style:paragraph-properties fo:margin-top="0in" fo:margin-bottom="0.1965in" loext:contextual-spacing="false"/>
      <style:text-properties officeooo:paragraph-rsid="001466a8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c661" style:font-weight-asian="bold" style:font-weight-complex="bold"/>
    </style:style>
    <style:style style:name="T15" style:family="text">
      <style:text-properties fo:font-weight="bold" officeooo:rsid="001ad688" style:font-weight-asian="bold" style:font-weight-complex="bold"/>
    </style:style>
    <style:style style:name="T16" style:family="text">
      <style:text-properties fo:font-weight="bold" officeooo:rsid="001e1a00" style:font-weight-asian="bold" style:font-weight-complex="bold"/>
    </style:style>
    <style:style style:name="T17" style:family="text">
      <style:text-properties fo:font-weight="bold" officeooo:rsid="001fe8c8" style:font-weight-asian="bold" style:font-weight-complex="bold"/>
    </style:style>
    <style:style style:name="T18" style:family="text">
      <style:text-properties fo:font-weight="bold" officeooo:rsid="00331c4d" style:font-weight-asian="bold" style:font-weight-complex="bold"/>
    </style:style>
    <style:style style:name="T19" style:family="text">
      <style:text-properties fo:font-weight="bold" officeooo:rsid="003f7c46" style:font-weight-asian="bold" style:font-weight-complex="bold"/>
    </style:style>
    <style:style style:name="T20" style:family="text">
      <style:text-properties fo:font-weight="bold" officeooo:rsid="0049f328" style:font-weight-asian="bold" style:font-weight-complex="bold"/>
    </style:style>
    <style:style style:name="T21" style:family="text">
      <style:text-properties fo:font-weight="bold" officeooo:rsid="004db6b6" style:font-weight-asian="bold" style:font-weight-complex="bold"/>
    </style:style>
    <style:style style:name="T22" style:family="text">
      <style:text-properties fo:font-weight="bold" officeooo:rsid="008187bd" style:font-weight-asian="bold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weight="bold" officeooo:rsid="00127ab3" style:font-size-asian="14pt" style:font-weight-asian="bold" style:font-size-complex="14pt" style:font-weight-complex="bold"/>
    </style:style>
    <style:style style:name="T2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30" style:family="text">
      <style:text-properties style:font-name="Liberation Serif" style:font-size-asian="12pt"/>
    </style:style>
    <style:style style:name="T31" style:family="text">
      <style:text-properties style:font-name="Liberation Serif" officeooo:rsid="002ccb77" style:font-size-asian="12pt"/>
    </style:style>
    <style:style style:name="T32" style:family="text">
      <style:text-properties style:font-name="Liberation Serif" officeooo:rsid="00583f3e" style:font-size-asian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officeooo:rsid="00125520" style:font-size-asian="10.5pt" style:font-size-complex="12pt"/>
    </style:style>
    <style:style style:name="T40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41" style:family="text">
      <style:text-properties officeooo:rsid="000ecd8e"/>
    </style:style>
    <style:style style:name="T42" style:family="text">
      <style:text-properties officeooo:rsid="00108ce5"/>
    </style:style>
    <style:style style:name="T43" style:family="text">
      <style:text-properties fo:font-size="10pt" fo:font-weight="normal" style:font-size-asian="10pt" style:font-weight-asian="normal" style:font-size-complex="10pt" style:font-weight-complex="normal"/>
    </style:style>
    <style:style style:name="T44" style:family="text">
      <style:text-properties officeooo:rsid="00125520"/>
    </style:style>
    <style:style style:name="T45" style:family="text">
      <style:text-properties officeooo:rsid="0012987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2531c7" style:font-style-asian="italic" style:font-style-complex="italic"/>
    </style:style>
    <style:style style:name="T48" style:family="text">
      <style:text-properties fo:font-style="italic" officeooo:rsid="0025569d" style:font-style-asian="italic" style:font-style-complex="italic"/>
    </style:style>
    <style:style style:name="T49" style:family="text">
      <style:text-properties fo:font-style="italic" officeooo:rsid="0054ccee" style:font-style-asian="italic" style:font-style-complex="italic"/>
    </style:style>
    <style:style style:name="T50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51" style:family="text">
      <style:text-properties fo:font-size="16pt" fo:font-weight="bold" style:font-size-asian="16pt" style:font-weight-asian="bold" style:font-size-complex="16pt" style:font-weight-complex="bold"/>
    </style:style>
    <style:style style:name="T52" style:family="text">
      <style:text-properties style:text-underline-style="none" fo:background-color="transparent" loext:char-shading-value="0"/>
    </style:style>
    <style:style style:name="T53" style:family="text">
      <style:text-properties officeooo:rsid="00153146"/>
    </style:style>
    <style:style style:name="T54" style:family="text">
      <style:text-properties officeooo:rsid="0017469c"/>
    </style:style>
    <style:style style:name="T55" style:family="text">
      <style:text-properties officeooo:rsid="00185c76"/>
    </style:style>
    <style:style style:name="T56" style:family="text">
      <style:text-properties officeooo:rsid="001ad688"/>
    </style:style>
    <style:style style:name="T57" style:family="text">
      <style:text-properties officeooo:rsid="001e05cd"/>
    </style:style>
    <style:style style:name="T58" style:family="text">
      <style:text-properties officeooo:rsid="001e1a00"/>
    </style:style>
    <style:style style:name="T59" style:family="text">
      <style:text-properties officeooo:rsid="001fcad1"/>
    </style:style>
    <style:style style:name="T60" style:family="text">
      <style:text-properties officeooo:rsid="001fe8c8"/>
    </style:style>
    <style:style style:name="T61" style:family="text">
      <style:text-properties officeooo:rsid="0023ab8f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251684" style:font-style-asian="normal" style:font-style-complex="normal"/>
    </style:style>
    <style:style style:name="T64" style:family="text">
      <style:text-properties fo:font-style="normal" officeooo:rsid="0025569d" style:font-style-asian="normal" style:font-style-complex="normal"/>
    </style:style>
    <style:style style:name="T65" style:family="text">
      <style:text-properties fo:font-style="normal" officeooo:rsid="00269b5d" style:font-style-asian="normal" style:font-style-complex="normal"/>
    </style:style>
    <style:style style:name="T66" style:family="text">
      <style:text-properties officeooo:rsid="0025569d"/>
    </style:style>
    <style:style style:name="T67" style:family="text">
      <style:text-properties officeooo:rsid="002a28cc"/>
    </style:style>
    <style:style style:name="T68" style:family="text">
      <style:text-properties officeooo:rsid="002b08ee"/>
    </style:style>
    <style:style style:name="T69" style:family="text">
      <style:text-properties officeooo:rsid="002cfe3d"/>
    </style:style>
    <style:style style:name="T70" style:family="text">
      <style:text-properties style:use-window-font-color="true"/>
    </style:style>
    <style:style style:name="T71" style:family="text">
      <style:text-properties officeooo:rsid="00331c4d"/>
    </style:style>
    <style:style style:name="T72" style:family="text">
      <style:text-properties officeooo:rsid="003401bb"/>
    </style:style>
    <style:style style:name="T73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74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75" style:family="text">
      <style:text-properties style:font-name="Liberation Mono" fo:font-size="10pt" style:font-size-asian="10pt" style:font-size-complex="10pt"/>
    </style:style>
    <style:style style:name="T76" style:family="text">
      <style:text-properties style:font-name="Liberation Mono" fo:font-size="10pt" officeooo:rsid="004f9272" style:font-size-asian="10pt" style:font-size-complex="10pt"/>
    </style:style>
    <style:style style:name="T77" style:family="text">
      <style:text-properties style:font-name="Liberation Mono" fo:font-size="10pt" officeooo:rsid="004f55a1" style:font-size-asian="10pt" style:font-size-complex="10pt"/>
    </style:style>
    <style:style style:name="T78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79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80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81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82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83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84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85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86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87" style:family="text">
      <style:text-properties style:font-name="Liberation Mono" fo:font-size="10pt" style:text-underline-style="none" officeooo:rsid="0058e810" style:font-size-asian="10pt" style:font-size-complex="10pt"/>
    </style:style>
    <style:style style:name="T88" style:family="text">
      <style:text-properties officeooo:rsid="003779db"/>
    </style:style>
    <style:style style:name="T89" style:family="text">
      <style:text-properties officeooo:rsid="0039e4c5"/>
    </style:style>
    <style:style style:name="T90" style:family="text">
      <style:text-properties officeooo:rsid="003c69e4"/>
    </style:style>
    <style:style style:name="T91" style:family="text">
      <style:text-properties officeooo:rsid="003f7c46"/>
    </style:style>
    <style:style style:name="T92" style:family="text">
      <style:text-properties officeooo:rsid="0041e00e"/>
    </style:style>
    <style:style style:name="T93" style:family="text">
      <style:text-properties officeooo:rsid="0042c2fc"/>
    </style:style>
    <style:style style:name="T94" style:family="text">
      <style:text-properties officeooo:rsid="0045f80a"/>
    </style:style>
    <style:style style:name="T95" style:family="text">
      <style:text-properties officeooo:rsid="0049f328"/>
    </style:style>
    <style:style style:name="T96" style:family="text">
      <style:text-properties officeooo:rsid="004c72e0"/>
    </style:style>
    <style:style style:name="T97" style:family="text">
      <style:text-properties officeooo:rsid="004db6b6"/>
    </style:style>
    <style:style style:name="T98" style:family="text">
      <style:text-properties officeooo:rsid="004ed958"/>
    </style:style>
    <style:style style:name="T99" style:family="text">
      <style:text-properties officeooo:rsid="004f55a1"/>
    </style:style>
    <style:style style:name="T100" style:family="text">
      <style:text-properties officeooo:rsid="004f9272"/>
    </style:style>
    <style:style style:name="T101" style:family="text">
      <style:text-properties officeooo:rsid="00511ff6"/>
    </style:style>
    <style:style style:name="T102" style:family="text">
      <style:text-properties officeooo:rsid="0052376c"/>
    </style:style>
    <style:style style:name="T103" style:family="text">
      <style:text-properties officeooo:rsid="00540245"/>
    </style:style>
    <style:style style:name="T104" style:family="text">
      <style:text-properties officeooo:rsid="005cb766"/>
    </style:style>
    <style:style style:name="T105" style:family="text">
      <style:text-properties fo:language="en" fo:country="US"/>
    </style:style>
    <style:style style:name="T106" style:family="text">
      <style:text-properties fo:language="en" fo:country="US" officeooo:rsid="0063befc"/>
    </style:style>
    <style:style style:name="T107" style:family="text">
      <style:text-properties fo:language="en" fo:country="US" officeooo:rsid="006dc36a"/>
    </style:style>
    <style:style style:name="T108" style:family="text">
      <style:text-properties officeooo:rsid="006200c1"/>
    </style:style>
    <style:style style:name="T109" style:family="text">
      <style:text-properties officeooo:rsid="006a70af"/>
    </style:style>
    <style:style style:name="T110" style:family="text">
      <style:text-properties officeooo:rsid="006daad7"/>
    </style:style>
    <style:style style:name="T111" style:family="text">
      <style:text-properties officeooo:rsid="0073d7d4"/>
    </style:style>
    <style:style style:name="T112" style:family="text">
      <style:text-properties officeooo:rsid="00744994"/>
    </style:style>
    <style:style style:name="T113" style:family="text">
      <style:text-properties officeooo:rsid="0075b5de"/>
    </style:style>
    <style:style style:name="T114" style:family="text">
      <style:text-properties officeooo:rsid="0078152f"/>
    </style:style>
    <style:style style:name="T115" style:family="text">
      <style:text-properties officeooo:rsid="00794889"/>
    </style:style>
    <style:style style:name="T116" style:family="text">
      <style:text-properties officeooo:rsid="007b4902"/>
    </style:style>
    <style:style style:name="T117" style:family="text">
      <style:text-properties officeooo:rsid="008187bd"/>
    </style:style>
    <style:style style:name="T118" style:family="text">
      <style:text-properties officeooo:rsid="00834f4f"/>
    </style:style>
    <style:style style:name="T119" style:family="text">
      <style:text-properties officeooo:rsid="00851a8d"/>
    </style:style>
    <style:style style:name="T120" style:family="text">
      <style:text-properties officeooo:rsid="00863ab6"/>
    </style:style>
    <style:style style:name="T121" style:family="text">
      <style:text-properties officeooo:rsid="008a6b72"/>
    </style:style>
    <style:style style:name="T122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23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24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25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26" style:family="text">
      <style:text-properties officeooo:rsid="001757c6" fo:background-color="transparent" loext:char-shading-value="0"/>
    </style:style>
    <style:style style:name="T127" style:family="text">
      <style:text-properties officeooo:rsid="0092bfb1"/>
    </style:style>
    <style:style style:name="T128" style:family="text">
      <style:text-properties officeooo:rsid="00952d46"/>
    </style:style>
    <style:style style:name="T129" style:family="text">
      <style:text-properties officeooo:rsid="009543f0"/>
    </style:style>
    <style:style style:name="T130" style:family="text">
      <style:text-properties fo:color="#ff3333"/>
    </style:style>
    <style:style style:name="T131" style:family="text">
      <style:text-properties fo:color="#ff3333" officeooo:rsid="009543f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ROS NOTES</text:p>
      <text:p text:style-name="P32">Startup</text:p>
      <text:p text:style-name="P22">0. Source the catkin setup, if needed. <text:span text:style-name="T90">Do this in each terminal necessary</text:span></text:p>
      <text:p text:style-name="P22"><text:tab/>$ source <text:s/>~/catkin_ws/devel/setup.bash</text:p>
      <text:p text:style-name="P22"><text:tab/><text:tab/>-Can check it <text:span text:style-name="T89">indirectly </text:span>by <text:span text:style-name="T89">seeing if this works</text:span>: <text:s/></text:p>
      <text:p text:style-name="P22"><text:tab/><text:tab/><text:tab/>$ roscd beginner_tutorials </text:p>
      <text:p text:style-name="P22"><text:tab/><text:tab/>-<text:span text:style-name="T89">Real check: <text:s text:c="2"/></text:span></text:p>
      <text:p text:style-name="P23"><text:tab/><text:tab/><text:tab/>$ <text:s/>echo <text:s/>$ROS_PACKAGE_PATH <text:s text:c="3"/>should give something like</text:p>
      <text:p text:style-name="P22"><text:tab/><text:tab/><text:tab/><text:span text:style-name="T89">&gt;&gt; /home/tm/catkin_ws/src:/opt/ros/kinetic/share</text:span></text:p>
      <text:p text:style-name="P11">1. Start ROS</text:p>
      <text:p text:style-name="P7"><text:span text:style-name="T40"><text:tab/></text:span>$ roscore</text:p>
      <text:p text:style-name="P11">2. <text:span text:style-name="T54">Run node in new terminal</text:span></text:p>
      <text:p text:style-name="P11"><text:tab/><text:span text:style-name="T53">$ rosrun [package_name] <text:s/>[node_name]<text:tab/> <text:s/>or, list with $ rosrun [package_name] <text:s/>&lt;tab&gt;&lt;tab&gt;</text:span></text:p>
      <text:p text:style-name="P17"><text:tab/><text:tab/>– optional- can rename node like <text:s text:c="2"/></text:p>
      <text:p text:style-name="P17"><text:tab/><text:tab/>$ rosrun [package_name] [node_name] <text:s/>__name:=my_name</text:p>
      <text:p text:style-name="P17">3. <text:span text:style-name="T56">Run as many nodes as needed in new terminals</text:span></text:p>
      <text:p text:style-name="P18"/>
      <text:p text:style-name="P26">OR</text:p>
      <text:p text:style-name="P19">1. Start ROS</text:p>
      <text:p text:style-name="P19"><text:tab/>$ roscore</text:p>
      <text:p text:style-name="P19">2. roslaunch to do a defined setup</text:p>
      <text:p text:style-name="P19"><text:tab/>$ roslaunch [package] [filename.launch]</text:p>
      <text:p text:style-name="P106"><text:span text:style-name="T51"><text:tab/></text:span><text:span text:style-name="T30">-</text:span><text:span text:style-name="T31">to set up the launch file, see http://wiki.ros.org/ROS/Tutorials/UsingRqtconsoleRoslaunch</text:span></text:p>
      <text:p text:style-name="P35"/>
      <text:p text:style-name="P29">ROS filesystem and commands</text:p>
      <text:p text:style-name="P29"/>
      <text:p text:style-name="P13"><text:span text:style-name="T13">roscore</text:span> – master + rosout + parameter server <text:s/>(parameter server coming later)</text:p>
      <text:p text:style-name="P3"><text:span text:style-name="T13">rospack </text:span>– gets <text:span text:style-name="T69">path </text:span>about packages.<text:span text:style-name="T13"> find </text:span>returns path to packages</text:p>
      <text:p text:style-name="P3"><text:tab/> $ rospack find roscpp</text:p>
      <text:p text:style-name="P107"><text:tab/>–<text:span text:style-name="T70">list nodes in package</text:span>-<text:span text:style-name="T2"> use autocomplete. <text:s/>$ rosrun <text:s/>package_name <text:s/>&lt;tab&gt;&lt;tab&gt;</text:span></text:p>
      <text:p text:style-name="P54"><text:span text:style-name="T13">roscd</text:span> – change directory directly to package or stack <text:span text:style-name="T41">(don’t need path)</text:span></text:p>
      <text:p text:style-name="P54"><text:tab/>$ roscd roscpp<text:tab/><text:tab/><text:span text:style-name="T41">or $ roscd roscpp/cmake</text:span></text:p>
      <text:p text:style-name="P54"><text:tab/><text:tab/>*roscd and other ros tools will only find ros packages within directories on the <text:tab/><text:tab/><text:tab/><text:tab/>ros_package_path</text:p>
      <text:p text:style-name="P54"><text:tab/><text:tab/>$ echo $ROS_PACKAGE_PATH <text:s text:c="3"/></text:p>
      <text:p text:style-name="P69"><text:span text:style-name="T13">rosls</text:span> – list information about package by name instead of by path</text:p>
      <text:p text:style-name="P69"><text:tab/>$ rosls roscpp_tutorials</text:p>
      <text:p text:style-name="P69"><text:tab/>&gt;&gt; cmake <text:s/>launch <text:s/>package.xml <text:s/>srv</text:p>
      <text:p text:style-name="P74">rosnode</text:p>
      <text:p text:style-name="P24"><text:tab/>list – <text:span text:style-name="T2">see what is running </text:span></text:p>
      <text:p text:style-name="P14"><text:tab/><text:tab/>$ rosnode list</text:p>
      <text:p text:style-name="P25"><text:span text:style-name="T2"><text:tab/><text:tab/>-</text:span>cleanup<text:span text:style-name="T2">-- lets rosnode list show the correct answers after something has been killed</text:span></text:p>
      <text:p text:style-name="P21"><text:tab/><text:tab/><text:tab/>$ rosnode cleanup</text:p>
      <text:p text:style-name="P14"><text:span text:style-name="T13"><text:tab/></text:span><text:span text:style-name="T14">i</text:span><text:span text:style-name="T13">nfo </text:span>– gives publications, subscriptions, services, etc of a node</text:p>
      <text:p text:style-name="P14"><text:tab/><text:tab/>$ rosnode info /[node]<text:tab/>ex. $ rosnode info /rosout</text:p>
      <text:p text:style-name="P14"><text:tab/><text:span text:style-name="T15">ping</text:span><text:span text:style-name="T56"> – check connection</text:span></text:p>
      <text:p text:style-name="P14"><text:soft-page-break/><text:tab/><text:tab/><text:span text:style-name="T56">$ rosnode ping [node_name]</text:span></text:p>
      <text:p text:style-name="P93"><text:span text:style-name="T13">rosrun</text:span> – runs node</text:p>
      <text:p text:style-name="P93"><text:tab/>$ rosrun <text:s/>turtlesim <text:s/>turtlesim_node <text:s/><text:span text:style-name="T55">(optional: <text:s/>__name:=loggerhead)</text:span></text:p>
      <text:p text:style-name="P94"><text:span text:style-name="T13">rqt_graph</text:span> – makes <text:span text:style-name="T61">bubble chart </text:span>graph of what is happening in the system. </text:p>
      <text:p text:style-name="P94"><text:tab/>$ rosrun rqt_graph <text:s/>rqt_graph</text:p>
      <text:p text:style-name="P95"><text:span text:style-name="T13">rqt_plot </text:span>– plot the data being published on a topic in real time. </text:p>
      <text:p text:style-name="P95"><text:tab/>$ rosrun rqt_plot <text:s/>rqt_plot </text:p>
      <text:p text:style-name="P97"><text:span text:style-name="T13">rosmsg</text:span> – get info about messages</text:p>
      <text:p text:style-name="P97"><text:tab/>$ rosmsg list <text:tab/>#see all messages</text:p>
      <text:p text:style-name="P97"><text:tab/>$ rosmsg package &lt;package-name&gt; <text:s text:c="4"/># see all msgs in a package</text:p>
      <text:p text:style-name="P97"><text:tab/>$ rosmsg packages <text:s/><text:tab/><text:tab/><text:tab/># list the packages with msgs</text:p>
      <text:p text:style-name="P97"><text:tab/></text:p>
      <text:p text:style-name="P96"><text:span text:style-name="T13">rostopic</text:span> – get info about topics. <text:s text:c="2"/></text:p>
      <text:p text:style-name="P129"><text:tab/>Example topics: <text:s text:c="2"/>/turtle1/cmd_vel, /turtle2/pose, /rosout. <text:s text:c="2"/>Also use autocomplete</text:p>
      <text:p text:style-name="P110"><text:tab/>$ rostopic -h <text:tab/><text:tab/><text:tab/>#explains the rostopic commands</text:p>
      <text:p text:style-name="P110"><text:tab/>$ rostopic echo <text:span text:style-name="T57">[topic] <text:s/><text:tab/></text:span> #print messages to the screen</text:p>
      <text:p text:style-name="P110"><text:tab/><text:span text:style-name="T57">$ rostopic list<text:tab/><text:tab/>#list of topics. <text:s/>End with <text:s text:c="2"/>-v <text:s/>to get verbose published and subscriptions</text:span></text:p>
      <text:p text:style-name="P110"><text:tab/><text:span text:style-name="T57">$ rostopic type [topic] <text:tab/># gives message type sent on a topic</text:span></text:p>
      <text:p text:style-name="P111"><text:tab/><text:tab/>-<text:span text:style-name="T57">then to see details of the msg type, do </text:span></text:p>
      <text:p text:style-name="P100"><text:span text:style-name="T57"><text:tab/><text:tab/></text:span>$ rostopic type <text:span text:style-name="T61">[topic] </text:span>| rosmsg show<text:span text:style-name="T57"> <text:s text:c="3"/># $ rosmsg show geometry_msgs/Twist</text:span></text:p>
      <text:p text:style-name="P112"><text:span text:style-name="T16"><text:tab/>Send </text:span><text:span text:style-name="T17">ROS message</text:span><text:span text:style-name="T16"> manually</text:span></text:p>
      <text:p text:style-name="P112"><text:span text:style-name="T16"><text:tab/></text:span><text:span text:style-name="T58">$ rostopic pub [topic] [msg_type] [args]<text:tab/></text:span></text:p>
      <text:p text:style-name="P111"><text:tab/><text:tab/><text:span text:style-name="T103"># $ rostopic pub -1 /turtle1/cmd_vel geometry_msgs/Twist – ‘[2.0, 0, 0]’ <text:s text:c="2"/>‘[0, 0, 1.8]’</text:span></text:p>
      <text:p text:style-name="P111"><text:tab/><text:tab/><text:span text:style-name="T59">#the -1 means it only sends one message. Use -r to repeat ex. [-r 1] means repeat at 1hz</text:span></text:p>
      <text:p text:style-name="P111"><text:tab/><text:span text:style-name="T60">$ rostopic hz [topic]<text:tab/><text:tab/>#show frequency a topic is being published to</text:span></text:p>
      <text:p text:style-name="P113"><text:span text:style-name="T13">rosservice</text:span> – attach to client/service framework. Can use <text:span text:style-name="T46">list, call, type, find, uri</text:span></text:p>
      <text:p text:style-name="P113"><text:span text:style-name="T46"><text:tab/></text:span><text:span text:style-name="T49"># </text:span><text:span text:style-name="T48">turtle </text:span><text:span text:style-name="T47">example services: /clear, <text:s/>/kill, <text:s/>/reset, <text:s/>/spawn</text:span></text:p>
      <text:p text:style-name="P113"><text:span text:style-name="T46"><text:tab/></text:span><text:span text:style-name="T62">$ rosservice type [service] <text:s text:c="2"/>#tells the type of the argument</text:span></text:p>
      <text:p text:style-name="P113"><text:span text:style-name="T62"><text:tab/><text:tab/>-$ rosservice type [service] | rossrv show <text:s/>#to see the </text:span><text:span text:style-name="T65">actual </text:span><text:span text:style-name="T62">arguments</text:span></text:p>
      <text:p text:style-name="P125"><text:tab/>$ rosservice call [service] <text:s/>[args] <text:s/></text:p>
      <text:p text:style-name="P113"><text:span text:style-name="T62"><text:tab/><text:tab/></text:span><text:span text:style-name="T63">ex. $ rosservice call <text:s/>/spawn <text:s/>8 6 .5 “” <text:s text:c="2"/>#parameters x, y, theta, name(optional)</text:span></text:p>
      <text:p text:style-name="P113"><text:span text:style-name="T63"><text:tab/><text:tab/></text:span><text:span text:style-name="T64">ex. $ rosservice call <text:s/>/clear <text:s text:c="2"/>#this reset the background color and the tracks on the turtle</text:span></text:p>
      <text:p text:style-name="P114">ros<text:span text:style-name="T66">param – </text:span><text:span text:style-name="T4">lets us store and change data on ROS parameter server. Stores int, float, bool, dict, lists. </text:span></text:p>
      <text:p text:style-name="P114"><text:span text:style-name="T50"><text:tab/></text:span><text:span text:style-name="T4">$ rosparam -h<text:tab/><text:tab/>#show commands</text:span></text:p>
      <text:p text:style-name="P118"><text:tab/>$ rosparam [set or get] <text:s/>[param_name]<text:tab/># set parameter</text:p>
      <text:p text:style-name="P114"><text:span text:style-name="T4"><text:tab/></text:span><text:span text:style-name="T5"><text:tab/>$ rosparam get /<text:tab/>#gives all contents of parameter server </text:span></text:p>
      <text:p text:style-name="P119"><text:soft-page-break/><text:tab/>$ rosparam dump [file_name] <text:s/>[namespace]</text:p>
      <text:p text:style-name="P119"><text:tab/><text:tab/>ex. $ rosparam dump params.yaml</text:p>
      <text:p text:style-name="P119"><text:tab/>– can load yaml file into a new namespace, for example “copy”</text:p>
      <text:p text:style-name="P119"><text:tab/><text:tab/>$ rosparam load params.yaml <text:s/>copy</text:p>
      <text:p text:style-name="P119"><text:tab/><text:tab/>$ rosparam get <text:s/>/copy/background_b</text:p>
      <text:p text:style-name="P116">ROS Basics</text:p>
      <text:p text:style-name="P120"><text:span text:style-name="T13">Package </text:span>– software organization unit. Can hold libraries, executables, scripts… <text:span text:style-name="T118">Like a folder</text:span></text:p>
      <text:p text:style-name="P120"><text:tab/>-<text:span text:style-name="T127">needs a manifest (package.xml) and a cmake.txt. Package defines dependencies between packages</text:span></text:p>
      <text:p text:style-name="P120"><text:span text:style-name="T13">Node</text:span> – executable that uses ROS to communicate with other nodes. </text:p>
      <text:p text:style-name="P120">- <text:span text:style-name="T120">a process that performs computation.</text:span> <text:span text:style-name="T120">An </text:span>executable in a ROS <text:span text:style-name="T119">package</text:span></text:p>
      <text:p text:style-name="P120"><text:tab/>- <text:span text:style-name="T121">named when doing rospy.init_node(‘name’,…). Node name won’t match the filename.</text:span></text:p>
      <text:p text:style-name="P120"><text:tab/>- “<text:span text:style-name="T120">node type” makes a node easier to refer to, = Package name + node executable file name</text:span></text:p>
      <text:p text:style-name="P121"><text:tab/>- <text:span text:style-name="T117">nodes </text:span>can <text:span text:style-name="T13">publish, subscribe,</text:span> provide/use <text:span text:style-name="T117">a </text:span><text:span text:style-name="T13">service</text:span>…</text:p>
      <text:p text:style-name="P120"><text:tab/><text:span text:style-name="T22">Topic</text:span>- <text:span text:style-name="T117">nodes publish/subscribe to topics to receive msgs</text:span></text:p>
      <text:p text:style-name="P122"><text:span text:style-name="T13"><text:tab/>Message</text:span> – ROS data type for subscribing/publishing to a topic</text:p>
      <text:p text:style-name="P123"><text:span text:style-name="T13">RQT_graph </text:span>– nodes are circles, topics are lines</text:p>
      <text:p text:style-name="P124"><text:span text:style-name="T13">Action</text:span> – actions are built on top of msgs</text:p>
      <text:p text:style-name="P124"><text:tab/>- action clients request goals </text:p>
      <text:p text:style-name="P124"><text:tab/>- action servers execute towards goals with function calls and callbacks</text:p>
      <text:p text:style-name="P124"><text:tab/>-<text:span text:style-name="T13"> goal </text:span>-sent to actionServer by actionClient.</text:p>
      <text:p text:style-name="P124"><text:tab/>- <text:span text:style-name="T13">feedback</text:span> – sent to AC to give incremental progress towards goal</text:p>
      <text:p text:style-name="P124"><text:tab/>- <text:span text:style-name="T13">result</text:span> – sent from actionServer to actionClient when goal is completed. Sent only once. Ex. <text:tab/><text:tab/><text:tab/>Moving to a location result= ‘finished’, but for a laser scan result= scanData</text:p>
      <text:p text:style-name="P13"><text:span text:style-name="T13">master</text:span> – helps nodes find each other (name service for ROS )</text:p>
      <text:p text:style-name="P13"><text:span text:style-name="T13">roscore</text:span> – master + rosout + parameter server <text:s/>(parameter server coming later)</text:p>
      <text:p text:style-name="P13">rosout – like stdout/stderr</text:p>
      <text:p text:style-name="P27"><text:span text:style-name="T52">rospy and roscpp – <text:s/>client librar</text:span><text:span text:style-name="T126">ies</text:span><text:span text:style-name="T52">, allows it to communicate cross-language with python/cpp nodes</text:span></text:p>
      <text:p text:style-name="P1"/>
      <text:p text:style-name="P13"/>
      <text:p text:style-name="P13"/>
      <text:p text:style-name="P27"/>
      <text:p text:style-name="P115"><text:tab/>Developing</text:p>
      <text:p text:style-name="P117"><text:span text:style-name="T13">Editing </text:span>- <text:s text:c="2"/>$ rosed <text:s/>[package_name] <text:s/>[file_name] <text:s/><text:tab/><text:tab/> #opens file in nano for editing</text:p>
      <text:p text:style-name="P73">debugging <text:span text:style-name="T67">with rqt_console</text:span></text:p>
      <text:p text:style-name="P133"><text:tab/>-<text:span text:style-name="T68">http://wiki.ros.org/ROS/Tutorials/UsingRqtconsoleRoslaunch</text:span></text:p>
      <text:p text:style-name="P56"><text:soft-page-break/><text:span text:style-name="T21">copy file </text:span><text:span text:style-name="T97">– $ roscp [package_name] <text:s/>[path_of_file] <text:s/>[destination_path]</text:span></text:p>
      <text:p text:style-name="P60"><text:tab/>ex. $ roscp <text:s/>rospy_tutorials <text:s/>AddTwoInts.srv <text:s/>srv/AddTwoInts.srv<text:line-break/></text:p>
      <text:p text:style-name="P60"/>
      <text:p text:style-name="P130">Creating msg and srv</text:p>
      <text:p text:style-name="P104"><text:tab/><text:tab/><text:span text:style-name="T7">http://wiki.ros.org/ROS/Tutorials/CreatingMsgAndSrv</text:span></text:p>
      <text:p text:style-name="P126"><text:span text:style-name="T18">msg </text:span><text:span text:style-name="T71">– text file that describes fields of ROS message. Used to generate source code for messages <text:tab/><text:tab/>in different languages. Stored in msg directory of package. </text:span></text:p>
      <text:p text:style-name="P83"><text:tab/>$ rosmsg show geometry_msgs/Twist<text:tab/><text:tab/>#do this to see an example</text:p>
      <text:p text:style-name="P127"><text:tab/><text:tab/>-can be int, float, string, time, array, or other msg files, header</text:p>
      <text:p text:style-name="P66"><text:tab/><text:tab/>ex. <text:tab/> Header header</text:p>
      <text:p text:style-name="P76"><text:s/><text:tab/><text:tab/><text:tab/> string child_frame_id</text:p>
      <text:p text:style-name="P75"><text:bookmark text:name="line-3-2"/><text:s/><text:tab/><text:tab/><text:tab/> geometry_msgs/PoseWithCovariance pose</text:p>
      <text:p text:style-name="P55"><text:span text:style-name="T20">C</text:span><text:span text:style-name="T19">reate new msg file </text:span><text:span text:style-name="T91">– ex. write “int64 num” to file Num.msg in folder msg</text:span></text:p>
      <text:p text:style-name="P55"><text:tab/></text:p>
      <text:p text:style-name="P57">0.<text:tab/>$ roscd [package]<text:tab/><text:tab/><text:tab/><text:span text:style-name="T96"># </text:span>$ <text:span text:style-name="T96">r</text:span>oscd beginner_tutorials</text:p>
      <text:p text:style-name="P101"><text:tab/><text:span text:style-name="T95">$ mkdir msg<text:tab/><text:tab/><text:tab/><text:tab/>#make a msg directory/folder</text:span><text:tab/> <text:span text:style-name="T98">(if it doesn’t exist)</text:span></text:p>
      <text:p text:style-name="P68"><text:span text:style-name="T91"><text:tab/>$ </text:span>echo "int64 num" &gt; msg/Num.msg</text:p>
      <text:p text:style-name="P131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31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32">1. write msg file (see step 0, above)</text:p>
      <text:p text:style-name="P128">2. <text:span text:style-name="T92">Check</text:span> package.xml <text:span text:style-name="T92">for: </text:span>(in build_depend and exec_depend)</text:p>
      <text:p text:style-name="P90"><text:tab/>&lt;build_depend&gt;message_generation&lt;/build_depend&gt;</text:p>
      <text:p text:style-name="P91"><text:bookmark text:name="line-2-7"/><text:s text:c="2"/><text:tab/>&lt;exec_depend&gt;message_runtime&lt;/exec_depend&gt;</text:p>
      <text:p text:style-name="P128">3. <text:span text:style-name="T92">Check CMakeLists.txt for:</text:span></text:p>
      <text:p text:style-name="P68"><text:span text:style-name="T8"><text:tab/></text:span><text:span text:style-name="T74">3.</text:span><text:span text:style-name="T73">1. </text:span><text:span text:style-name="T75">find_package(catkin REQUIRED COMPONENTS</text:span></text:p>
      <text:p text:style-name="P62"><text:tab/><text:tab/>...</text:p>
      <text:p text:style-name="P62"><text:tab/><text:tab/><text:span text:style-name="T92">message_generation</text:span></text:p>
      <text:p text:style-name="P63"><text:tab/><text:tab/>)</text:p>
      <text:p text:style-name="P82"><text:tab/>3.2. catkin_package(</text:p>
      <text:p text:style-name="P77"><text:bookmark text:name="line-2-9"/><text:tab/><text:tab/>...</text:p>
      <text:p text:style-name="P79"><text:bookmark text:name="line-3-8"/><text:s/><text:tab/> <text:tab/>CATKIN_DEPENDS message_runtime ...</text:p>
      <text:p text:style-name="P79"><text:bookmark text:name="line-4-7"/><text:s/><text:tab/> <text:tab/>)</text:p>
      <text:p text:style-name="P62"><text:span text:style-name="T92"><text:tab/>3.3. </text:span>add_message_files(</text:p>
      <text:p text:style-name="P63"><text:tab/><text:tab/>## adding .msg here manually lets Cmake know when it has to reconfigure</text:p>
      <text:p text:style-name="P79"><text:bookmark text:name="line-2-11"/><text:s text:c="2"/><text:tab/><text:tab/>FILES</text:p>
      <text:p text:style-name="P79"><text:bookmark text:name="line-3-10"/><text:s/><text:tab/> <text:tab/><text:span text:style-name="T92">msg_file1</text:span>.msg<text:tab/><text:tab/><text:tab/><text:span text:style-name="T93">#ex. Num.msg</text:span></text:p>
      <text:p text:style-name="P79"><text:tab/><text:tab/>...</text:p>
      <text:p text:style-name="P79"><text:bookmark text:name="line-4-9"/><text:tab/><text:tab/>)</text:p>
      <text:p text:style-name="P79"><text:tab/><text:span text:style-name="T99">3.4. </text:span>generate_messages(</text:p>
      <text:p text:style-name="P79"><text:bookmark text:name="line-2-13"/><text:tab/><text:tab/> <text:s/>DEPENDENCIES</text:p>
      <text:p text:style-name="P79"><text:bookmark text:name="line-3-12"/><text:tab/><text:tab/> <text:s/>std_msgs</text:p>
      <text:p text:style-name="P79"><text:tab/><text:tab/> <text:s/><text:span text:style-name="T101">#plus any other packages with .msg files you use</text:span></text:p>
      <text:p text:style-name="P79"><text:bookmark text:name="line-4-11"/><text:tab/><text:tab/>)</text:p>
      <text:p text:style-name="P85">4. Now <text:span text:style-name="T100">you’re </text:span>ready to generate source files from <text:span text:style-name="T94">the </text:span>msg definition. </text:p>
      <text:p text:style-name="P78"><text:tab/></text:p>
      <text:p text:style-name="P61"/>
      <text:p text:style-name="P126"><text:span text:style-name="T18">srv </text:span><text:span text:style-name="T71">– srv describes a service. Made of </text:span><text:span text:style-name="T18">request</text:span><text:span text:style-name="T71"> and </text:span><text:span text:style-name="T18">response. </text:span><text:span text:style-name="T72">Stored in srv directory of package</text:span></text:p>
      <text:p text:style-name="P139"><text:span text:style-name="T72"><text:tab/>ex. <text:tab/></text:span>int64 A<text:tab/><text:span text:style-name="T72">#request</text:span></text:p>
      <text:p text:style-name="Preformatted_20_Text"><text:bookmark text:name="line-2-3"/><text:soft-page-break/><text:tab/><text:tab/>int64 B<text:tab/><text:span text:style-name="T72">#request</text:span></text:p>
      <text:p text:style-name="Preformatted_20_Text"><text:bookmark text:name="line-3-3"/><text:tab/><text:tab/>---</text:p>
      <text:p text:style-name="P50"><text:bookmark text:name="line-4-3"/><text:tab/><text:tab/>int64 Sum<text:tab/><text:span text:style-name="T72">#response</text:span></text:p>
      <text:p text:style-name="P51"><text:tab/>$ rossrv show [srv_name]<text:tab/><text:tab/>#returns the format of the service</text:p>
      <text:p text:style-name="P88">Create new srv file--</text:p>
      <text:p text:style-name="P86">1. write or copy srv file (see above, “Create new msg file” for help)</text:p>
      <text:p text:style-name="P70">2. <text:s/>Exact same as <text:span text:style-name="T116">for msg</text:span></text:p>
      <text:p text:style-name="P70">3. Check CMakeLists.txt for:</text:p>
      <text:p text:style-name="P70"><text:tab/>3.1. Exact same as above </text:p>
      <text:p text:style-name="P71"><text:span text:style-name="T99"><text:tab/>3.2. </text:span><text:span text:style-name="T77">add_</text:span><text:span text:style-name="T76">service</text:span><text:span text:style-name="T77">_files(</text:span></text:p>
      <text:p text:style-name="P80"><text:bookmark text:name="line-2-111"/><text:s text:c="2"/><text:tab/><text:tab/>FILES</text:p>
      <text:p text:style-name="P80"><text:bookmark text:name="line-3-101"/><text:s/><text:tab/> <text:tab/><text:span text:style-name="T100">srv_file1</text:span>.<text:span text:style-name="T100">srv</text:span><text:tab/><text:tab/><text:tab/><text:span text:style-name="T93">#ex. AddTwoInts.srv</text:span></text:p>
      <text:p text:style-name="P80"><text:tab/><text:tab/>...</text:p>
      <text:p text:style-name="P64"><text:bookmark text:name="line-4-91"/><text:tab/><text:tab/>)</text:p>
      <text:p text:style-name="P65"><text:tab/>3.<text:span text:style-name="T101">3</text:span>. generate_messages(</text:p>
      <text:p text:style-name="P81"><text:bookmark text:name="line-2-131"/><text:tab/><text:tab/> <text:s/>DEPENDENCIES</text:p>
      <text:p text:style-name="P81"><text:bookmark text:name="line-3-121"/><text:tab/><text:tab/> <text:s/>std_msgs</text:p>
      <text:p text:style-name="P81"><text:tab/><text:tab/> <text:s/><text:span text:style-name="T101">#plus any other packages with .msg files you use</text:span></text:p>
      <text:p text:style-name="P65"><text:bookmark text:name="line-4-111"/><text:tab/><text:tab/>)</text:p>
      <text:p text:style-name="P72">4. Now you’re ready to generate source files from the srv definition</text:p>
      <text:p text:style-name="P84"/>
      <text:p text:style-name="P87">Generating Source Files</text:p>
      <text:p text:style-name="P87"><text:tab/><text:span text:style-name="T12">1. Remake the package</text:span></text:p>
      <text:p text:style-name="P92"><text:span text:style-name="T27"><text:tab/><text:tab/></text:span># In your catkin workspace</text:p>
      <text:p text:style-name="Preformatted_20_Text"><text:bookmark text:name="line-2-30"/><text:tab/><text:tab/>$ roscd <text:span text:style-name="T102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47"><text:bookmark text:name="line-5-11"/><text:tab/><text:tab/>$ cd -<text:tab/><text:tab/><text:span text:style-name="T102">#cd back to the last spot?</text:span></text:p>
      <text:p text:style-name="P87"/>
      <text:p text:style-name="P87"/>
      <text:p text:style-name="P89">Writing publisher and subscriber <text:span text:style-name="T111">nodes</text:span> (Python)</text:p>
      <text:p text:style-name="P134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35">Publisher</text:p>
      <text:p text:style-name="P141"><text:span text:style-name="T83">1</text:span><text:span text:style-name="T84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84">#!/usr/bin/env python<text:tab/><text:tab/><text:tab/><text:tab/><text:tab/><text:tab/><text:tab/><text:tab/></text:span><text:span text:style-name="T83">#**1**</text:span></text:p>
      <text:p text:style-name="P145">2</text:p>
      <text:p text:style-name="P161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78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78">import rospy<text:tab/><text:tab/><text:tab/><text:tab/><text:tab/><text:tab/><text:tab/><text:tab/><text:tab/></text:span><text:span text:style-name="T79">#**2**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78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78">from std_msgs.msg import String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78"> </text:span><text:bookmark text:name="rospy_tutorials.2BAC8-Tutorials.2BAC8-WritingPublisherSubscriber.line-5-1"/><text:bookmark text:name="rospy_tutorials.2BAC8-Tutorials.2BAC8-WritingPublisherSubscriber.CA-c82832e0d612370fe9886563f0b7f5433f6caee1_5"/></text:p>
      <text:p text:style-name="P161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78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78">def talker():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78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78"><text:s text:c="4"/>pub = rospy.Publisher('chatter', String, queue_size=10)<text:tab/></text:span><text:span text:style-name="T79">#**3**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78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78"><text:s text:c="4"/>rospy.init_node('talker', anonymous=True)<text:tab/><text:tab/><text:tab/><text:tab/></text:span><text:span text:style-name="T79">#**4**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78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78"><text:s text:c="4"/>rate = rospy.Rate(10) # 10hz<text:tab/><text:tab/><text:tab/><text:tab/><text:tab/><text:tab/></text:span><text:span text:style-name="T80">#**5**</text:span></text:p>
      <text:p text:style-name="P164"/>
      <text:p text:style-name="P163"><text:span text:style-name="T80">#</text:span><text:span text:style-name="T78">start loop, check flag to see if we should quit</text:span></text:p>
      <text:p text:style-name="P162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87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78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78"><text:s text:c="4"/>while not rospy.is_shutdown():<text:tab/><text:tab/><text:tab/><text:tab/><text:tab/></text:span><text:span text:style-name="T81">#**6**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78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78"><text:s text:c="8"/>hello_str = "hello world %s" % rospy.get_time()</text:span></text:p>
      <text:p text:style-name="P162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78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78"><text:s text:c="8"/>rospy.loginfo(hello_str)<text:tab/><text:tab/></text:span><text:span text:style-name="T80">#rospy.loginfo(message). </text:span></text:p>
      <text:p text:style-name="P162"><text:span text:style-name="T85"># loginfo </text:span><text:span text:style-name="T83">does print to screen, writes to node’s log file, writes to rosou</text:span><text:span text:style-name="T85">t</text:span></text:p>
      <text:p text:style-name="P162"><text:span text:style-name="T85"># </text:span><text:span text:style-name="T83">(rosout can be seen with rqt_console, good for debugging)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78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78"><text:s text:c="8"/>pub.publish(hello_str)<text:tab/><text:tab/></text:span><text:span text:style-name="T80"># pub.publish(message)</text:span></text:p>
      <text:p text:style-name="P161"><text:soft-page-break/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78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78"><text:s text:c="8"/>rate.sleep()<text:tab/> <text:s text:c="3"/></text:span><text:span text:style-name="T80">#can use rospy.sleep() to work with simulated time too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78"> </text:span><text:bookmark text:name="rospy_tutorials.2BAC8-Tutorials.2BAC8-WritingPublisherSubscriber.line-15-1"/><text:bookmark text:name="rospy_tutorials.2BAC8-Tutorials.2BAC8-WritingPublisherSubscriber.CA-c82832e0d612370fe9886563f0b7f5433f6caee1_15"/></text:p>
      <text:p text:style-name="P161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78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78">if __name__ == '__main__':<text:tab/><text:tab/><text:tab/><text:tab/></text:span><text:span text:style-name="T80">#standard Python __main__ check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78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78"><text:s text:c="4"/>try:</text:span></text:p>
      <text:p text:style-name="P161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78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78"><text:s text:c="8"/>talker()</text:span></text:p>
      <text:p text:style-name="P162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78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78"><text:s text:c="4"/>except rospy.ROSInterruptException:<text:tab/></text:span></text:p>
      <text:p text:style-name="P165"># above avoids continuing to work when node is shutdown</text:p>
      <text:p text:style-name="P53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82"> </text:span><text:bookmark text:name="rospy_tutorials.2BAC8-Tutorials.2BAC8-WritingPublisherSubscriber.CA-c82832e0d612370fe9886563f0b7f5433f6caee1_20"/><text:bookmark text:name="rospy_tutorials.2BAC8-Tutorials.2BAC8-WritingPublisherSubscriber.line-20-1"/><text:span text:style-name="T82"><text:s/></text:span><text:span text:style-name="T86"><text:s text:c="7"/>pass</text:span></text:p>
      <text:p text:style-name="P136">0. Make the node executable (might have to redo after the script is <text:span text:style-name="T108">resaved?</text:span>)</text:p>
      <text:p text:style-name="P136"><text:tab/>$ chmod <text:s/>+x <text:s/>file_name.py</text:p>
      <text:p text:style-name="P58">1. add exactly this to the top of the python script. Every python node will have this. </text:p>
      <text:p text:style-name="P58"><text:tab/><text:span text:style-name="T75">#!/usr/bin/env python</text:span></text:p>
      <text:p text:style-name="P58">2. import rospy</text:p>
      <text:p text:style-name="P58"><text:tab/>--may want to import other things</text:p>
      <text:p text:style-name="P59">3. name publisher</text:p>
      <text:p text:style-name="P59"><text:tab/><text:span text:style-name="T75">pub = rospy.Publisher(‘topic_name’, msg_type, queue_size)</text:span></text:p>
      <text:p text:style-name="P137">4. tell rospy the name of our node. Names can’t have any “ / ” in them (must be base name)</text:p>
      <text:p text:style-name="P67"><text:tab/>rospy.init_node(‘choose_node_name’, anonymous=True)</text:p>
      <text:p text:style-name="P12"><text:span text:style-name="T23"><text:tab/></text:span><text:span text:style-name="T32">-anonymous makes sure the node has unique name by adding numbers to the end of it</text:span></text:p>
      <text:p text:style-name="P20">5. rate = rospy.Rate(10) <text:tab/>#loops at 10hz</text:p>
      <text:p text:style-name="P36">6. Start <text:span text:style-name="T104">loop</text:span></text:p>
      <text:p text:style-name="P36"><text:tab/><text:span text:style-name="T104">--see comments in code example</text:span></text:p>
      <text:p text:style-name="P37">7. include python __main__ check</text:p>
      <text:p text:style-name="P37"><text:tab/>--calls your function in it</text:p>
      <text:p text:style-name="P39">8. Run catkin make</text:p>
      <text:p text:style-name="P39"><text:tab/>$ cd <text:s/>~/catkin_ws</text:p>
      <text:p text:style-name="P39"><text:tab/>$ catkin_make</text:p>
      <text:p text:style-name="P40">9. Before using applications, have to re-source the catkin setup.bash</text:p>
      <text:p text:style-name="P40"><text:tab/>$source ./devel/setup.bash</text:p>
      <text:p text:style-name="P43"/>
      <text:p text:style-name="P42"/>
      <text:p text:style-name="P41">Subscriber- <text:span text:style-name="T128">tutorial example</text:span></text:p>
      <text:p text:style-name="P38"/>
      <text:p text:style-name="P146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60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05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05">import rospy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05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05">from std_msgs.msg import String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05"> </text:span><text:bookmark text:name="rospy_tutorials.2BAC8-Tutorials.2BAC8-WritingPublisherSubscriber.line-4-14"/><text:bookmark text:name="rospy_tutorials.2BAC8-Tutorials.2BAC8-WritingPublisherSubscriber.CA-56fb82d4681d7880a3d3a97f7af70cfe17618f86_4"/></text:p>
      <text:p text:style-name="P160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05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05">def callback(data):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05"> </text:span><text:bookmark text:name="rospy_tutorials.2BAC8-Tutorials.2BAC8-WritingPublisherSubscriber.line-6-10"/><text:bookmark text:name="rospy_tutorials.2BAC8-Tutorials.2BAC8-WritingPublisherSubscriber.CA-56fb82d4681d7880a3d3a97f7af70cfe17618f86_6"/><text:span text:style-name="T105"><text:s text:c="4"/>rospy.loginfo(rospy.get_caller_id() + "I heard %s", data.data)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05"> </text:span><text:bookmark text:name="rospy_tutorials.2BAC8-Tutorials.2BAC8-WritingPublisherSubscriber.line-7-8"/><text:bookmark text:name="rospy_tutorials.2BAC8-Tutorials.2BAC8-WritingPublisherSubscriber.CA-56fb82d4681d7880a3d3a97f7af70cfe17618f86_7"/><text:span text:style-name="T105"><text:s text:c="4"/>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05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05">def listener():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05"> </text:span><text:bookmark text:name="rospy_tutorials.2BAC8-Tutorials.2BAC8-WritingPublisherSubscriber.line-9-7"/><text:bookmark text:name="rospy_tutorials.2BAC8-Tutorials.2BAC8-WritingPublisherSubscriber.CA-56fb82d4681d7880a3d3a97f7af70cfe17618f86_9"/></text:p>
      <text:p text:style-name="P160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05"> </text:span><text:bookmark text:name="rospy_tutorials.2BAC8-Tutorials.2BAC8-WritingPublisherSubscriber.line-10-4"/><text:bookmark text:name="rospy_tutorials.2BAC8-Tutorials.2BAC8-WritingPublisherSubscriber.CA-56fb82d4681d7880a3d3a97f7af70cfe17618f86_10"/><text:span text:style-name="T105"><text:s text:c="4"/># In ROS, nodes are uniquely named. If two nodes with the same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05"> </text:span><text:bookmark text:name="rospy_tutorials.2BAC8-Tutorials.2BAC8-WritingPublisherSubscriber.line-11-3"/><text:bookmark text:name="rospy_tutorials.2BAC8-Tutorials.2BAC8-WritingPublisherSubscriber.CA-56fb82d4681d7880a3d3a97f7af70cfe17618f86_11"/><text:span text:style-name="T105"><text:s text:c="4"/># name are launched, the previous one is kicked off. The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05"> </text:span><text:bookmark text:name="rospy_tutorials.2BAC8-Tutorials.2BAC8-WritingPublisherSubscriber.line-12-3"/><text:bookmark text:name="rospy_tutorials.2BAC8-Tutorials.2BAC8-WritingPublisherSubscriber.CA-56fb82d4681d7880a3d3a97f7af70cfe17618f86_12"/><text:span text:style-name="T105"><text:s text:c="4"/># anonymous=True flag means that rospy will choose a unique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05"> </text:span><text:bookmark text:name="rospy_tutorials.2BAC8-Tutorials.2BAC8-WritingPublisherSubscriber.line-13-3"/><text:bookmark text:name="rospy_tutorials.2BAC8-Tutorials.2BAC8-WritingPublisherSubscriber.CA-56fb82d4681d7880a3d3a97f7af70cfe17618f86_13"/><text:span text:style-name="T105"><text:s text:c="4"/># name for our 'listener' node so that multiple listeners can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05"> </text:span><text:bookmark text:name="rospy_tutorials.2BAC8-Tutorials.2BAC8-WritingPublisherSubscriber.line-14-3"/><text:bookmark text:name="rospy_tutorials.2BAC8-Tutorials.2BAC8-WritingPublisherSubscriber.CA-56fb82d4681d7880a3d3a97f7af70cfe17618f86_14"/><text:span text:style-name="T105"><text:s text:c="4"/># run simultaneously.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05"> </text:span><text:bookmark text:name="rospy_tutorials.2BAC8-Tutorials.2BAC8-WritingPublisherSubscriber.line-15-3"/><text:bookmark text:name="rospy_tutorials.2BAC8-Tutorials.2BAC8-WritingPublisherSubscriber.CA-56fb82d4681d7880a3d3a97f7af70cfe17618f86_15"/><text:span text:style-name="T105"><text:s text:c="4"/>rospy.init_node('listener', anonymous=True)</text:span></text:p>
      <text:p text:style-name="P166"><text:span text:style-name="T105">#the subscriber is based on a callback </text:span><text:span text:style-name="T106">function</text:span><text:span text:style-name="T105"> (“call later”) to listen for messages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05"> </text:span><text:bookmark text:name="rospy_tutorials.2BAC8-Tutorials.2BAC8-WritingPublisherSubscriber.line-16-3"/><text:bookmark text:name="rospy_tutorials.2BAC8-Tutorials.2BAC8-WritingPublisherSubscriber.CA-56fb82d4681d7880a3d3a97f7af70cfe17618f86_16"/></text:p>
      <text:p text:style-name="P160"><text:soft-page-break/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05"> </text:span><text:bookmark text:name="rospy_tutorials.2BAC8-Tutorials.2BAC8-WritingPublisherSubscriber.line-17-3"/><text:bookmark text:name="rospy_tutorials.2BAC8-Tutorials.2BAC8-WritingPublisherSubscriber.CA-56fb82d4681d7880a3d3a97f7af70cfe17618f86_17"/><text:span text:style-name="T105"><text:s text:c="4"/>rospy.Subscriber("chatter", String, callback)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05"> </text:span><text:bookmark text:name="rospy_tutorials.2BAC8-Tutorials.2BAC8-WritingPublisherSubscriber.line-18-2"/><text:bookmark text:name="rospy_tutorials.2BAC8-Tutorials.2BAC8-WritingPublisherSubscriber.CA-56fb82d4681d7880a3d3a97f7af70cfe17618f86_18"/></text:p>
      <text:p text:style-name="P160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05"> </text:span><text:bookmark text:name="rospy_tutorials.2BAC8-Tutorials.2BAC8-WritingPublisherSubscriber.line-19-2"/><text:bookmark text:name="rospy_tutorials.2BAC8-Tutorials.2BAC8-WritingPublisherSubscriber.CA-56fb82d4681d7880a3d3a97f7af70cfe17618f86_19"/><text:span text:style-name="T105"><text:s text:c="4"/># spin() keeps python from exiting until this node is stopped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05"> </text:span><text:bookmark text:name="rospy_tutorials.2BAC8-Tutorials.2BAC8-WritingPublisherSubscriber.line-20-2"/><text:bookmark text:name="rospy_tutorials.2BAC8-Tutorials.2BAC8-WritingPublisherSubscriber.CA-56fb82d4681d7880a3d3a97f7af70cfe17618f86_20"/><text:span text:style-name="T105"><text:s text:c="4"/>rospy.spin()</text:span></text:p>
      <text:p text:style-name="P160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05"> </text:span><text:bookmark text:name="rospy_tutorials.2BAC8-Tutorials.2BAC8-WritingPublisherSubscriber.line-21-1"/><text:bookmark text:name="rospy_tutorials.2BAC8-Tutorials.2BAC8-WritingPublisherSubscriber.CA-56fb82d4681d7880a3d3a97f7af70cfe17618f86_21"/></text:p>
      <text:p text:style-name="P160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05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05">if __name__ == '__main__':</text:span></text:p>
      <text:p text:style-name="P52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05"> </text:span><text:bookmark text:name="rospy_tutorials.2BAC8-Tutorials.2BAC8-WritingPublisherSubscriber.line-23-1"/><text:bookmark text:name="rospy_tutorials.2BAC8-Tutorials.2BAC8-WritingPublisherSubscriber.CA-56fb82d4681d7880a3d3a97f7af70cfe17618f86_23"/><text:span text:style-name="T105"><text:s text:c="4"/>listener()</text:span></text:p>
      <text:p text:style-name="P176">Subscriber- Tyler Musgraves example</text:p>
      <text:p text:style-name="P177">#!/usr/bin/env python</text:p>
      <text:p text:style-name="P177">import rospy</text:p>
      <text:p text:style-name="P177">from std_msgs.msg import Int64</text:p>
      <text:p text:style-name="P177"/>
      <text:p text:style-name="P177">class altimeter:</text:p>
      <text:p text:style-name="P177"><text:tab/><text:span text:style-name="T130">#start publisher</text:span></text:p>
      <text:p text:style-name="P177"><text:s text:c="4"/>def pub_altitude(self):</text:p>
      <text:p text:style-name="P177"><text:s text:c="8"/>self.pub = rospy.Publisher('altitude_m', Int64, queue_size = 5)</text:p>
      <text:p text:style-name="P177"><text:s text:c="8"/>rospy.init_node('pub_altitude', anonymous=True)</text:p>
      <text:p text:style-name="P177"><text:s text:c="8"/>rate = rospy.Rate(10)</text:p>
      <text:p text:style-name="P177"><text:s text:c="8"/>return</text:p>
      <text:p text:style-name="P177"><text:s/><text:tab/><text:span text:style-name="T130">#callback that gets data from topic, works with it</text:span></text:p>
      <text:p text:style-name="P177"><text:s text:c="4"/>def callback_alt(self, msg_alt):</text:p>
      <text:p text:style-name="P177"><text:s text:c="8"/>alt_ft = msg_alt.data * 3</text:p>
      <text:p text:style-name="P177"><text:s text:c="8"/>rospy.loginfo('altitude in m: %i ---- altitude in ft: %i' %(msg_alt.data, <text:tab/><text:tab/><text:tab/><text:tab/><text:tab/>alt_ft))</text:p>
      <text:p text:style-name="P177"><text:s text:c="8"/>return</text:p>
      <text:p text:style-name="P177"><text:tab/><text:span text:style-name="T130">#start subscriber (using callback)</text:span></text:p>
      <text:p text:style-name="P177"><text:s text:c="4"/>def sub_altitude(self):</text:p>
      <text:p text:style-name="P177"><text:s text:c="8"/>sub = rospy.Subscriber('altitude_m', Int64, self.callback_alt)</text:p>
      <text:p text:style-name="P177"><text:s text:c="8"/>rospy.spin()</text:p>
      <text:p text:style-name="P177"><text:s text:c="8"/>return</text:p>
      <text:p text:style-name="P177"><text:s text:c="4"/></text:p>
      <text:p text:style-name="P177">if __name__=='__main__':</text:p>
      <text:p text:style-name="P177"><text:s text:c="4"/>try:</text:p>
      <text:p text:style-name="P177"><text:s text:c="8"/>plane1 = altimeter()<text:tab/><text:span text:style-name="T130">#create object (altimeter)</text:span></text:p>
      <text:p text:style-name="P177"><text:s text:c="8"/>plane1.pub_altitude()<text:span text:style-name="T130"><text:tab/>#start publisher</text:span></text:p>
      <text:p text:style-name="P177"><text:s text:c="4"/></text:p>
      <text:p text:style-name="P177"><text:s text:c="8"/>while not rospy.is_shutdown():</text:p>
      <text:p text:style-name="P177"><text:s text:c="12"/>plane1.sub_altitude()<text:tab/><text:span text:style-name="T130">#run subscriber </text:span><text:span text:style-name="T131">(and get data from callback)</text:span></text:p>
      <text:p text:style-name="P177"><text:s text:c="4"/>except rospy.ROSInterruptException:</text:p>
      <text:p text:style-name="P177"><text:s text:c="8"/>pass</text:p>
      <text:p text:style-name="P178">#send messages manually with rostopic pub [topic] [msg_type] [arg]</text:p>
      <text:h text:style-name="P169" text:outline-level="1"><text:bookmark text:name="Writing_a_Simple_Service_and_Client_.28Python.29"/>Writing a Simple Service and Client (Python)</text:h>
      <text:p text:style-name="P147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47"/>
      <text:p text:style-name="P156">Service Node</text:p>
      <text:p text:style-name="P149">1. Write script <text:span text:style-name="T110">(see example in beginner_tutorials: <text:s/>add_two_ints_server.py)</text:span></text:p>
      <text:p text:style-name="P149"><text:tab/>a. declare node </text:p>
      <text:p text:style-name="P149"><text:tab/><text:tab/>ex. Rospy.init_node(‘add_two_ints_server’)</text:p>
      <text:p text:style-name="P149"><text:tab/>b. declare service <text:span text:style-name="T109">(see example)</text:span></text:p>
      <text:p text:style-name="P149"><text:tab/><text:tab/> <text:s text:c="5"/>S = rospy.Service( ‘service_name’, <text:s/>service_type, <text:s/>function)</text:p>
      <text:p text:style-name="P149"><text:tab/><text:tab/>ex. S = rospy.Service(‘add_two_ints’, AddTwoInts, handle_add_two_ints)</text:p>
      <text:p text:style-name="P149"><text:tab/><text:tab/><text:tab/></text:p>
      <text:p text:style-name="P149">2. make executable</text:p>
      <text:p text:style-name="P149"><text:soft-page-break/><text:tab/>$ chmod <text:s/>+x <text:s/>scripts/add_two_ints_server.py</text:p>
      <text:p text:style-name="P148"/>
      <text:p text:style-name="P156">Client Node</text:p>
      <text:p text:style-name="P150">1. Write script (see example in beginner_tutorials: <text:s/>add_two_ints_client.py)</text:p>
      <text:p text:style-name="P150"/>
      <text:p text:style-name="P142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28"> </text:span><text:bookmark text:name="rospy_tutorials.2BAC8-Tutorials.2BAC8-WritingServiceClient.CA-369fedb1315e4507f4b59d2e3b2a137ae63ab235_1"/><text:bookmark text:name="rospy_tutorials.2BAC8-Tutorials.2BAC8-WritingServiceClient.line-1-16"/><text:span text:style-name="T28">#!/usr/bin/env python<text:tab/><text:tab/><text:tab/><text:tab/><text:tab/><text:tab/><text:tab/></text:span><text:span text:style-name="T29">#always need this</text:span><text:bookmark text:name="rospy_tutorials.2BAC8-Tutorials.2BAC8-WritingServiceClient.CA-369fedb1315e4507f4b59d2e3b2a137ae63ab235_2"/><text:bookmark text:name="rospy_tutorials.2BAC8-Tutorials.2BAC8-WritingServiceClient.line-2-8"/></text:p>
      <text:p text:style-name="P160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05"> </text:span><text:bookmark text:name="rospy_tutorials.2BAC8-Tutorials.2BAC8-WritingServiceClient.CA-369fedb1315e4507f4b59d2e3b2a137ae63ab235_3"/><text:bookmark text:name="rospy_tutorials.2BAC8-Tutorials.2BAC8-WritingServiceClient.line-3-8"/><text:span text:style-name="T105">import sys</text:span></text:p>
      <text:p text:style-name="P160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05"> </text:span><text:bookmark text:name="rospy_tutorials.2BAC8-Tutorials.2BAC8-WritingServiceClient.CA-369fedb1315e4507f4b59d2e3b2a137ae63ab235_4"/><text:bookmark text:name="rospy_tutorials.2BAC8-Tutorials.2BAC8-WritingServiceClient.line-4-8"/><text:span text:style-name="T105">import rospy</text:span></text:p>
      <text:p text:style-name="P160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05"> </text:span><text:bookmark text:name="rospy_tutorials.2BAC8-Tutorials.2BAC8-WritingServiceClient.CA-369fedb1315e4507f4b59d2e3b2a137ae63ab235_5"/><text:bookmark text:name="rospy_tutorials.2BAC8-Tutorials.2BAC8-WritingServiceClient.line-5-8"/><text:span text:style-name="T105">from beginner_tutorials.srv import *</text:span></text:p>
      <text:p text:style-name="P160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05"> </text:span><text:bookmark text:name="rospy_tutorials.2BAC8-Tutorials.2BAC8-WritingServiceClient.line-6-7"/><text:bookmark text:name="rospy_tutorials.2BAC8-Tutorials.2BAC8-WritingServiceClient.CA-369fedb1315e4507f4b59d2e3b2a137ae63ab235_6"/></text:p>
      <text:p text:style-name="P160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05"> </text:span><text:bookmark text:name="rospy_tutorials.2BAC8-Tutorials.2BAC8-WritingServiceClient.CA-369fedb1315e4507f4b59d2e3b2a137ae63ab235_7"/><text:bookmark text:name="rospy_tutorials.2BAC8-Tutorials.2BAC8-WritingServiceClient.line-7-7"/><text:span text:style-name="T105">def add_two_ints_client(x, y):</text:span></text:p>
      <text:p text:style-name="P160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05"> </text:span><text:bookmark text:name="rospy_tutorials.2BAC8-Tutorials.2BAC8-WritingServiceClient.line-8-7"/><text:bookmark text:name="rospy_tutorials.2BAC8-Tutorials.2BAC8-WritingServiceClient.CA-369fedb1315e4507f4b59d2e3b2a137ae63ab235_8"/><text:span text:style-name="T105"><text:s text:c="4"/>rospy.wait_for_service('add_two_ints')<text:tab/> </text:span><text:span text:style-name="T107">#blocks the service until #add_two_ints is available</text:span></text:p>
      <text:p text:style-name="P160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05"> </text:span><text:bookmark text:name="rospy_tutorials.2BAC8-Tutorials.2BAC8-WritingServiceClient.line-9-7"/><text:bookmark text:name="rospy_tutorials.2BAC8-Tutorials.2BAC8-WritingServiceClient.CA-369fedb1315e4507f4b59d2e3b2a137ae63ab235_9"/><text:span text:style-name="T105"><text:s text:c="4"/>try:</text:span></text:p>
      <text:p text:style-name="P167">#create a handle for the service</text:p>
      <text:p text:style-name="P160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05"> </text:span><text:bookmark text:name="rospy_tutorials.2BAC8-Tutorials.2BAC8-WritingServiceClient.CA-369fedb1315e4507f4b59d2e3b2a137ae63ab235_10"/><text:bookmark text:name="rospy_tutorials.2BAC8-Tutorials.2BAC8-WritingServiceClient.line-10-7"/><text:span text:style-name="T105"><text:s text:c="8"/>add_two_ints = rospy.ServiceProxy('add_two_ints', AddTwoInts)</text:span></text:p>
      <text:p text:style-name="P167">#call the handle like a normal function</text:p>
      <text:p text:style-name="P160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05"> </text:span><text:bookmark text:name="rospy_tutorials.2BAC8-Tutorials.2BAC8-WritingServiceClient.CA-369fedb1315e4507f4b59d2e3b2a137ae63ab235_11"/><text:bookmark text:name="rospy_tutorials.2BAC8-Tutorials.2BAC8-WritingServiceClient.line-11-7"/><text:span text:style-name="T105"><text:s text:c="8"/>resp1 = add_two_ints(x, y)</text:span></text:p>
      <text:p text:style-name="P160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05"> </text:span><text:bookmark text:name="rospy_tutorials.2BAC8-Tutorials.2BAC8-WritingServiceClient.CA-369fedb1315e4507f4b59d2e3b2a137ae63ab235_12"/><text:bookmark text:name="rospy_tutorials.2BAC8-Tutorials.2BAC8-WritingServiceClient.line-12-7"/><text:span text:style-name="T105"><text:s text:c="8"/>return resp1.sum</text:span></text:p>
      <text:p text:style-name="P168">#since the type of the service is AddTwoInts, it generates the AddTwoIntsRequest (or we can pass in our own). The return is AddTwoIntsResponse object.</text:p>
      <text:p text:style-name="P160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05"> </text:span><text:bookmark text:name="rospy_tutorials.2BAC8-Tutorials.2BAC8-WritingServiceClient.line-13-6"/><text:bookmark text:name="rospy_tutorials.2BAC8-Tutorials.2BAC8-WritingServiceClient.CA-369fedb1315e4507f4b59d2e3b2a137ae63ab235_13"/><text:span text:style-name="T105"><text:s text:c="4"/>except rospy.ServiceException, e:</text:span></text:p>
      <text:p text:style-name="P160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05"> </text:span><text:bookmark text:name="rospy_tutorials.2BAC8-Tutorials.2BAC8-WritingServiceClient.CA-369fedb1315e4507f4b59d2e3b2a137ae63ab235_14"/><text:bookmark text:name="rospy_tutorials.2BAC8-Tutorials.2BAC8-WritingServiceClient.line-14-6"/><text:span text:style-name="T105"><text:s text:c="8"/>print "Service call failed: %s"%e</text:span></text:p>
      <text:p text:style-name="P160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05"> </text:span><text:bookmark text:name="rospy_tutorials.2BAC8-Tutorials.2BAC8-WritingServiceClient.line-15-6"/><text:bookmark text:name="rospy_tutorials.2BAC8-Tutorials.2BAC8-WritingServiceClient.CA-369fedb1315e4507f4b59d2e3b2a137ae63ab235_15"/></text:p>
      <text:p text:style-name="P160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05"> </text:span><text:bookmark text:name="rospy_tutorials.2BAC8-Tutorials.2BAC8-WritingServiceClient.CA-369fedb1315e4507f4b59d2e3b2a137ae63ab235_16"/><text:bookmark text:name="rospy_tutorials.2BAC8-Tutorials.2BAC8-WritingServiceClient.line-16-6"/><text:span text:style-name="T105">def usage():</text:span></text:p>
      <text:p text:style-name="P160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05"> </text:span><text:bookmark text:name="rospy_tutorials.2BAC8-Tutorials.2BAC8-WritingServiceClient.line-17-6"/><text:bookmark text:name="rospy_tutorials.2BAC8-Tutorials.2BAC8-WritingServiceClient.CA-369fedb1315e4507f4b59d2e3b2a137ae63ab235_17"/><text:span text:style-name="T105"><text:s text:c="4"/>return "%s [x y]"%sys.argv[0]</text:span></text:p>
      <text:p text:style-name="P160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05"> </text:span><text:bookmark text:name="rospy_tutorials.2BAC8-Tutorials.2BAC8-WritingServiceClient.line-18-4"/><text:bookmark text:name="rospy_tutorials.2BAC8-Tutorials.2BAC8-WritingServiceClient.CA-369fedb1315e4507f4b59d2e3b2a137ae63ab235_18"/></text:p>
      <text:p text:style-name="P160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05"> </text:span><text:bookmark text:name="rospy_tutorials.2BAC8-Tutorials.2BAC8-WritingServiceClient.CA-369fedb1315e4507f4b59d2e3b2a137ae63ab235_19"/><text:bookmark text:name="rospy_tutorials.2BAC8-Tutorials.2BAC8-WritingServiceClient.line-19-4"/><text:span text:style-name="T105">if __name__ == "__main__":</text:span></text:p>
      <text:p text:style-name="P160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05"> </text:span><text:bookmark text:name="rospy_tutorials.2BAC8-Tutorials.2BAC8-WritingServiceClient.line-20-4"/><text:bookmark text:name="rospy_tutorials.2BAC8-Tutorials.2BAC8-WritingServiceClient.CA-369fedb1315e4507f4b59d2e3b2a137ae63ab235_20"/><text:span text:style-name="T105"><text:s text:c="4"/>if len(sys.argv) == 3:</text:span></text:p>
      <text:p text:style-name="P160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05"> </text:span><text:bookmark text:name="rospy_tutorials.2BAC8-Tutorials.2BAC8-WritingServiceClient.CA-369fedb1315e4507f4b59d2e3b2a137ae63ab235_21"/><text:bookmark text:name="rospy_tutorials.2BAC8-Tutorials.2BAC8-WritingServiceClient.line-21-2"/><text:span text:style-name="T105"><text:s text:c="8"/>x = int(sys.argv[1])</text:span></text:p>
      <text:p text:style-name="P160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05"> </text:span><text:bookmark text:name="rospy_tutorials.2BAC8-Tutorials.2BAC8-WritingServiceClient.CA-369fedb1315e4507f4b59d2e3b2a137ae63ab235_22"/><text:bookmark text:name="rospy_tutorials.2BAC8-Tutorials.2BAC8-WritingServiceClient.line-22-2"/><text:span text:style-name="T105"><text:s text:c="8"/>y = int(sys.argv[2])</text:span></text:p>
      <text:p text:style-name="P160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05"> </text:span><text:bookmark text:name="rospy_tutorials.2BAC8-Tutorials.2BAC8-WritingServiceClient.line-23-2"/><text:bookmark text:name="rospy_tutorials.2BAC8-Tutorials.2BAC8-WritingServiceClient.CA-369fedb1315e4507f4b59d2e3b2a137ae63ab235_23"/><text:span text:style-name="T105"><text:s text:c="4"/>else:</text:span></text:p>
      <text:p text:style-name="P160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05"> </text:span><text:bookmark text:name="rospy_tutorials.2BAC8-Tutorials.2BAC8-WritingServiceClient.CA-369fedb1315e4507f4b59d2e3b2a137ae63ab235_24"/><text:bookmark text:name="rospy_tutorials.2BAC8-Tutorials.2BAC8-WritingServiceClient.line-24-2"/><text:span text:style-name="T105"><text:s text:c="8"/>print usage()</text:span></text:p>
      <text:p text:style-name="P160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05"> </text:span><text:bookmark text:name="rospy_tutorials.2BAC8-Tutorials.2BAC8-WritingServiceClient.CA-369fedb1315e4507f4b59d2e3b2a137ae63ab235_25"/><text:bookmark text:name="rospy_tutorials.2BAC8-Tutorials.2BAC8-WritingServiceClient.line-25-2"/><text:span text:style-name="T105"><text:s text:c="8"/>sys.exit(1)</text:span></text:p>
      <text:p text:style-name="P160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05"> </text:span><text:bookmark text:name="rospy_tutorials.2BAC8-Tutorials.2BAC8-WritingServiceClient.line-26-2"/><text:bookmark text:name="rospy_tutorials.2BAC8-Tutorials.2BAC8-WritingServiceClient.CA-369fedb1315e4507f4b59d2e3b2a137ae63ab235_26"/><text:span text:style-name="T105"><text:s text:c="4"/>print "Requesting %s+%s"%(x, y)</text:span></text:p>
      <text:p text:style-name="P52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05"> </text:span><text:bookmark text:name="rospy_tutorials.2BAC8-Tutorials.2BAC8-WritingServiceClient.line-27-2"/><text:bookmark text:name="rospy_tutorials.2BAC8-Tutorials.2BAC8-WritingServiceClient.CA-369fedb1315e4507f4b59d2e3b2a137ae63ab235_27"/><text:span text:style-name="T105"><text:s text:c="4"/>print "%s + %s = %s"%(x, y, add_two_ints_client(x, y))</text:span></text:p>
      <text:p text:style-name="P150"/>
      <text:p text:style-name="P150"><text:tab/>a. Call the service</text:p>
      <text:p text:style-name="P150"><text:tab/><text:tab/>rospy.wait_for_service(‘service_name’)</text:p>
      <text:p text:style-name="P150"><text:tab/>b. make a handle for the service</text:p>
      <text:p text:style-name="P150"><text:tab/><text:tab/>add_two_ints = rospy.ServiceProxy(‘add_two_ints’, <text:s/>AddTwoInts)</text:p>
      <text:p text:style-name="P148"><text:tab/><text:span text:style-name="T110">c. Then use the handle like a normal function</text:span></text:p>
      <text:p text:style-name="P148"><text:tab/><text:tab/><text:span text:style-name="T110">resp1 = add_two_ints(x, y)</text:span></text:p>
      <text:p text:style-name="P148"><text:tab/><text:tab/><text:span text:style-name="T110">return resp1.sum</text:span></text:p>
      <text:p text:style-name="P148"/>
      <text:p text:style-name="P148"/>
      <text:p text:style-name="P148"/>
      <text:p text:style-name="P148"/>
      <text:p text:style-name="P159">Recording and playing back data <text:span text:style-name="T112">(bag file)</text:span></text:p>
      <text:p text:style-name="P151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48"><text:span text:style-name="T111">-R</text:span>ecord data from a running ROS system into a .bag file, then play back the data to produce similar behavior in a running system.</text:p>
      <text:p text:style-name="P148"><text:soft-page-break/>- <text:span text:style-name="T114">commands that are timing-sensitive might not be replayed perfectly. It will get you close, but don’t expect too much</text:span></text:p>
      <text:p text:style-name="P148"/>
      <text:p text:style-name="P152">0. rosrun everything we want</text:p>
      <text:p text:style-name="P152">1. See all running topics<text:tab/></text:p>
      <text:p text:style-name="P152"><text:tab/>$ rostopic list -v</text:p>
      <text:p text:style-name="P152">2. Make temporary directory </text:p>
      <text:p text:style-name="P152"><text:tab/>$ mkdir <text:s/>~/bagfiles</text:p>
      <text:p text:style-name="P152"><text:tab/>$ cd <text:s/>~/bagfiles</text:p>
      <text:p text:style-name="P153">3. Record topics</text:p>
      <text:p text:style-name="P152"><text:tab/>$ rosbag <text:s/>record <text:s/>-a<text:tab/><text:tab/><text:tab/><text:tab/><text:tab/><text:tab/><text:tab/><text:span text:style-name="T113">#record all topics</text:span></text:p>
      <text:p text:style-name="P152"><text:tab/><text:span text:style-name="T113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54">4. Playback topics</text:p>
      <text:p text:style-name="P154"><text:tab/>$ rosbag <text:s/>play &lt;bagfile.bag&gt;<text:tab/><text:tab/>#playback at normal speed</text:p>
      <text:p text:style-name="P154"><text:tab/>$ rosbag play <text:s/>-r 2 <text:s/>&lt;bagfile.bag&gt;<text:tab/>#playback at double speed</text:p>
      <text:p text:style-name="P154"/>
      <text:p text:style-name="P158">Simulators and etc (next steps)</text:p>
      <text:p text:style-name="P155"><text:tab/><text:a xlink:type="simple" xlink:href="http://wiki.ros.org/ROS/Tutorials/WhereNext" text:style-name="Internet_20_link" text:visited-style-name="Visited_20_Internet_20_Link"><text:span text:style-name="T115">http://wiki.ros.org/ROS/Tutorials/WhereNext</text:span></text:a></text:p>
      <text:p text:style-name="P157"/>
      <text:p text:style-name="P174"><text:tab/></text:p>
      <text:p text:style-name="P15"/>
      <text:p text:style-name="P16"/>
      <text:p text:style-name="P16"/>
      <text:p text:style-name="P28">Managing your environment</text:p>
      <text:p text:style-name="P2">-during installation you have to source one of several setup.*sh files</text:p>
      <text:p text:style-name="P2">-check environment variables like ROS_ROOT and ROS_PACKAGE_PATH with </text:p>
      <text:p text:style-name="P2"><text:tab/>$ printenv | grep ROS</text:p>
      <text:p text:style-name="P2"/>
      <text:p text:style-name="P5"><text:tab/>Creating catkin workspace</text:p>
      <text:p text:style-name="P5">-<text:span text:style-name="T2">create and build catkin workspace</text:span></text:p>
      <text:p text:style-name="P138">$ mkdir -p ~/catkin_ws/src<text:tab/><text:span text:style-name="T88">#can skip this step after the first time</text:span></text:p>
      <text:p text:style-name="P144"><text:bookmark text:name="ROS.2BAC8-Tutorials.2BAC8-catkin.2BAC8-CreateWorkspace.line-2-1"/>$ cd ~/catkin_ws/</text:p>
      <text:p text:style-name="P48"><text:bookmark text:name="ROS.2BAC8-Tutorials.2BAC8-catkin.2BAC8-CreateWorkspace.line-3-1"/>$ catkin_make</text:p>
      <text:p text:style-name="P48"><text:span text:style-name="T26">The </text:span><text:a xlink:type="simple" xlink:href="http://wiki.ros.org/catkin/commands/catkin_make" text:style-name="Internet_20_link" text:visited-style-name="Visited_20_Internet_20_Link"><text:span text:style-name="T26">catkin_make</text:span></text:a><text:span text:style-name="T26"> command is a convenience tool for working with </text:span><text:a xlink:type="simple" xlink:href="http://wiki.ros.org/catkin/workspaces" text:style-name="Internet_20_link" text:visited-style-name="Visited_20_Internet_20_Link"><text:span text:style-name="T26">catkin workspaces</text:span></text:a><text:span text:style-name="T26">. Running it the first time in your workspace, it will create a </text:span><text:span text:style-name="Teletype"><text:span text:style-name="T26">CMakeLists.txt</text:span></text:span><text:span text:style-name="T26"> link in your 'src' folder. </text:span></text:p>
      <text:p text:style-name="P103"><text:span text:style-name="T25">To make sure your workspace </text:span><text:span text:style-name="T33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140"><text:bookmark text:name="ROS.2BAC8-Tutorials.2BAC8-catkin.2BAC8-CreateWorkspace.line-26"/><text:bookmark text:name="ROS.2BAC8-Tutorials.2BAC8-catkin.2BAC8-CreateWorkspace.line-1-4"/><text:bookmark text:name="ROS.2BAC8-Tutorials.2BAC8-catkin.2BAC8-CreateWorkspace.line-28"/><text:bookmark text:name="ROS.2BAC8-Tutorials.2BAC8-catkin.2BAC8-CreateWorkspace.line-27"/>$ echo $ROS_PACKAGE_PATH</text:p>
      <text:p text:style-name="P49"><text:span text:style-name="T41">&gt;&gt; </text:span>/home/youruser/catkin_ws/src:/opt/ros/kinetic/share</text:p>
      <text:p text:style-name="P30">Create a package</text:p>
      <text:p text:style-name="P108"><text:tab/>Package must have 1. CmakeLists.txt <text:s/>2. package.xml –with meta info about the file <text:s/>3. be in its own folder (No nested packages)</text:p>
      <text:p text:style-name="P108">ex. basic catkin workspace</text:p>
      <text:p text:style-name="P99"><text:soft-page-break/><text:span text:style-name="T35"><text:tab/></text:span><text:span text:style-name="T34">workspace</text:span><text:span text:style-name="T36">1</text:span><text:span text:style-name="T34">_folder/ <text:s text:c="6"/><text:tab/>- - </text:span><text:span text:style-name="T35">workspace</text:span></text:p>
      <text:p text:style-name="P144"><text:bookmark text:name="ROS.2BAC8-Tutorials.2BAC8-catkin.2BAC8-CreatingPackage.line-2-2"/><text:s/><text:tab/> <text:s text:c="3"/>src/ <text:s text:c="14"/>-- SOURCE SPACE</text:p>
      <text:p text:style-name="P144"><text:bookmark text:name="ROS.2BAC8-Tutorials.2BAC8-catkin.2BAC8-CreatingPackage.line-3-2"/><text:s text:c="3"/><text:tab/><text:tab/>CMakeLists.txt <text:s text:c="2"/>-- 'Toplevel' CMake file, provided by catkin<text:bookmark text:name="ROS.2BAC8-Tutorials.2BAC8-catkin.2BAC8-CreatingPackage.line-4-1"/> </text:p>
      <text:p text:style-name="P144"/>
      <text:p text:style-name="P144"><text:tab/><text:tab/>package_1/</text:p>
      <text:p text:style-name="P144"><text:bookmark text:name="ROS.2BAC8-Tutorials.2BAC8-catkin.2BAC8-CreatingPackage.line-5-1"/><text:tab/> <text:s text:c="7"/>CMakeLists.txt <text:s text:c="4"/>-- CMakeLists.txt file for package_1</text:p>
      <text:p text:style-name="P144"><text:bookmark text:name="ROS.2BAC8-Tutorials.2BAC8-catkin.2BAC8-CreatingPackage.line-6-1"/><text:s text:c="5"/><text:tab/><text:tab/> <text:s/>package.xml <text:s text:c="7"/>-- Package manifest for package_1</text:p>
      <text:p text:style-name="P144"><text:bookmark text:name="ROS.2BAC8-Tutorials.2BAC8-catkin.2BAC8-CreatingPackage.line-7-1"/><text:s text:c="3"/><text:tab/><text:tab/> ...</text:p>
      <text:p text:style-name="P144"><text:bookmark text:name="ROS.2BAC8-Tutorials.2BAC8-catkin.2BAC8-CreatingPackage.line-8-1"/><text:s text:c="4"/><text:tab/><text:tab/>package_n/</text:p>
      <text:p text:style-name="P144"><text:bookmark text:name="ROS.2BAC8-Tutorials.2BAC8-catkin.2BAC8-CreatingPackage.line-9-1"/><text:s text:c="4"/><text:tab/><text:tab/> <text:s/>CMakeLists.txt <text:s text:c="4"/>-- CMakeLists.txt file for package_n</text:p>
      <text:p text:style-name="P48"><text:bookmark text:name="ROS.2BAC8-Tutorials.2BAC8-catkin.2BAC8-CreatingPackage.line-10-1"/><text:s text:c="6"/><text:tab/> <text:s/>package.xml <text:s text:c="7"/>-- Package manifest for package_n</text:p>
      <text:p text:style-name="P109">1. change to source space directory of workspace</text:p>
      <text:p text:style-name="P143"><text:span text:style-name="T34"><text:tab/></text:span><text:span text:style-name="T43">$ cd ~/catkin_ws/src</text:span></text:p>
      <text:p text:style-name="P98"><text:span text:style-name="T37">2. </text:span><text:span text:style-name="T34">Now use the </text:span><text:span text:style-name="Teletype"><text:span text:style-name="T34">catkin_create_pkg</text:span></text:span><text:span text:style-name="T34"> 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48"><text:bookmark text:name="ROS.2BAC8-Tutorials.2BAC8-catkin.2BAC8-CreatingPackage.line-1-4"/><text:bookmark text:name="ROS.2BAC8-Tutorials.2BAC8-catkin.2BAC8-CreatingPackage.line-52"/><text:bookmark text:name="ROS.2BAC8-Tutorials.2BAC8-catkin.2BAC8-CreatingPackage.line-53"/><text:tab/>$ catkin_create_pkg beginner_tutorials std_msgs rospy roscpp</text:p>
      <text:p text:style-name="P105"><text:bookmark text:name="ROS.2BAC8-Tutorials.2BAC8-catkin.2BAC8-CreatingPackage.line-55"/><text:bookmark text:name="ROS.2BAC8-Tutorials.2BAC8-catkin.2BAC8-CreatingPackage.line-54"/>This will create a <text:span text:style-name="Teletype">beginner_tutorials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catkin_create_pkg</text:span>. </text:p>
      <text:p text:style-name="P98"><text:span text:style-name="T37">3. </text:span><text:span text:style-name="T34">Now you need to build the packages in the catkin workspace: </text:span><text:bookmark text:name="ROS.2BAC8-Tutorials.2BAC8-catkin.2BAC8-CreatingPackage.line-70"/><text:bookmark text:name="ROS.2BAC8-Tutorials.2BAC8-catkin.2BAC8-CreatingPackage.line-69"/></text:p>
      <text:p text:style-name="P144"><text:bookmark text:name="ROS.2BAC8-Tutorials.2BAC8-catkin.2BAC8-CreatingPackage.line-1-6"/><text:bookmark text:name="ROS.2BAC8-Tutorials.2BAC8-catkin.2BAC8-CreatingPackage.line-71"/><text:bookmark text:name="ROS.2BAC8-Tutorials.2BAC8-catkin.2BAC8-CreatingPackage.line-72"/><text:bookmark text:name="ROS.2BAC8-Tutorials.2BAC8-catkin.2BAC8-CreatingPackage.line-73"/>$ cd ~/catkin_ws</text:p>
      <text:p text:style-name="P48"><text:bookmark text:name="ROS.2BAC8-Tutorials.2BAC8-catkin.2BAC8-CreatingPackage.line-2-5"/>$ catkin_make<text:bookmark text:name="ROS.2BAC8-Tutorials.2BAC8-catkin.2BAC8-CreatingPackage.line-77"/><text:bookmark text:name="ROS.2BAC8-Tutorials.2BAC8-catkin.2BAC8-CreatingPackage.line-76"/></text:p>
      <text:p text:style-name="P105"><text:span text:style-name="T42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48"><text:bookmark text:name="ROS.2BAC8-Tutorials.2BAC8-catkin.2BAC8-CreatingPackage.line-1-7"/><text:bookmark text:name="ROS.2BAC8-Tutorials.2BAC8-catkin.2BAC8-CreatingPackage.line-80"/><text:bookmark text:name="ROS.2BAC8-Tutorials.2BAC8-catkin.2BAC8-CreatingPackage.line-81"/>$ . ~/catkin_ws/devel/setup.bash</text:p>
      <text:p text:style-name="P102"><text:span text:style-name="T38"><text:tab/></text:span><text:span text:style-name="T39">Package dependencies</text:span></text:p>
      <text:p text:style-name="P4">First order dependencies- ones we provide (std_msgs, rospy, roscpp above). Also stored in package.xml</text:p>
      <text:p text:style-name="P6"><text:span text:style-name="T3"><text:tab/></text:span>$ rospack depends1 beginner_tutorials </text:p>
      <text:list xml:id="list7617306419205292956" text:style-name="L1">
        <text:list-header>
          <text:p text:style-name="P175"><text:bookmark text:name="ROS.2BAC8-Tutorials.2BAC8-catkin.2BAC8-CreatingPackage.line-1-9"/><text:bookmark text:name="ROS.2BAC8-Tutorials.2BAC8-catkin.2BAC8-CreatingPackage.line-91"/><text:bookmark text:name="ROS.2BAC8-Tutorials.2BAC8-catkin.2BAC8-CreatingPackage.line-92"/><text:bookmark text:name="ROS.2BAC8-Tutorials.2BAC8-catkin.2BAC8-CreatingPackage.line-93"/><text:bookmark text:name="ROS.2BAC8-Tutorials.2BAC8-catkin.2BAC8-CreatingPackage.line-94"/><text:bookmark text:name="ROS.2BAC8-Tutorials.2BAC8-catkin.2BAC8-CreatingPackage.line-95"/><text:span text:style-name="T44">&gt;&gt; <text:tab/></text:span>roscpp</text:p>
          <text:list>
            <text:list-header>
              <text:p text:style-name="P175"><text:bookmark text:name="ROS.2BAC8-Tutorials.2BAC8-catkin.2BAC8-CreatingPackage.line-2-6"/>rospy</text:p>
              <text:p text:style-name="P179"><text:bookmark text:name="ROS.2BAC8-Tutorials.2BAC8-catkin.2BAC8-CreatingPackage.line-3-3"/>std_msgs</text:p>
            </text:list-header>
          </text:list>
        </text:list-header>
      </text:list>
      <text:p text:style-name="P4">overall dependencies – ros will recursively find all dependencies. </text:p>
      <text:p text:style-name="P4"><text:tab/>ex. Will go through roscpp, rospy, and std_msgs to find everything they depend on too</text:p>
      <text:p text:style-name="P4"><text:tab/><text:tab/><text:tab/></text:p>
      <text:p text:style-name="P4"><text:tab/><text:span text:style-name="T24">Building a ROS Package</text:span></text:p>
      <text:p text:style-name="P9"><text:span text:style-name="T13">catkin_make</text:span> combines cmake and make from standard cmake workflow</text:p>
      <text:p text:style-name="P9"><text:tab/>#in a catkin workspace</text:p>
      <text:p text:style-name="P9"><text:tab/>$ catkin_make <text:s text:c="2"/>#thats all you need</text:p>
      <text:p text:style-name="P9"><text:tab/>… <text:span text:style-name="T45">(gives output from cmake and make)</text:span></text:p>
      <text:p text:style-name="P9"/>
      <text:p text:style-name="P9"><text:tab/><text:span text:style-name="T45">~/catkin_ws$ <text:s/>ls </text:span></text:p>
      <text:p text:style-name="P9"><text:tab/><text:span text:style-name="T45">&gt;&gt; build <text:s/>devel <text:s/>src</text:span></text:p>
      <text:p text:style-name="P9"/>
      <text:p text:style-name="P10"><text:soft-page-break/>build- where cmake and make are called to configure packages. </text:p>
      <text:p text:style-name="P45">devel-- devel space, where my executables and libraries go before installing packages</text:p>
      <text:p text:style-name="P45"/>
      <text:p text:style-name="P31">Linux Notes</text:p>
      <text:p text:style-name="P34">apt-cache search ros-kinetic | <text:span text:style-name="T13">grep </text:span>python</text:p>
      <text:p text:style-name="P33"><text:tab/>-<text:span text:style-name="T1">grep searches the output for the words “python” and highlights it</text:span></text:p>
      <text:p text:style-name="P8"><text:span text:style-name="T13">pwd</text:span> – print working directory</text:p>
      <text:p text:style-name="P46"><text:span text:style-name="T13">cat </text:span>– show file<text:tab/><text:tab/>$ cat package.xml</text:p>
      <text:p text:style-name="P46"/>
      <text:p text:style-name="P170">Transfer file from one user to another</text:p>
      <text:p text:style-name="P172"><text:span text:style-name="Source_20_Text"><text:span text:style-name="T124">cp <text:s/>file_</text:span></text:span><text:span text:style-name="Source_20_Text"><text:span text:style-name="T125">name </text:span></text:span><text:span text:style-name="Source_20_Text"><text:span text:style-name="T124"><text:s/>/tmp/</text:span></text:span></text:p>
      <text:p text:style-name="P172"><text:span text:style-name="Source_20_Text"><text:span text:style-name="T122">chmod <text:s/>a+r <text:s/>/tmp/file_</text:span></text:span><text:span text:style-name="Source_20_Text"><text:span text:style-name="T123">name</text:span></text:span></text:p>
      <text:p text:style-name="P173"><text:span text:style-name="Source_20_Text"><text:span text:style-name="T122">sudo <text:s/>-u <text:s/></text:span></text:span><text:span text:style-name="Source_20_Text"><text:span text:style-name="T123">user_two </text:span></text:span><text:span text:style-name="Source_20_Text"><text:span text:style-name="T122"><text:s/>cp /tmp/file <text:s/>~</text:span></text:span><text:span text:style-name="Source_20_Text"><text:span text:style-name="T123">user_two</text:span></text:span></text:p>
      <text:p text:style-name="P173"><text:span text:style-name="Source_20_Text"><text:span text:style-name="T122">rm /tmp/file_</text:span></text:span><text:span text:style-name="Source_20_Text"><text:span text:style-name="T123">name</text:span></text:span></text:p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1-29T09:10:40.166860335</dc:date>
    <meta:editing-duration>P21DT23H41M25S</meta:editing-duration>
    <meta:editing-cycles>87</meta:editing-cycles>
    <meta:generator>LibreOffice/5.1.6.2$Linux_X86_64 LibreOffice_project/10m0$Build-2</meta:generator>
    <meta:document-statistic meta:table-count="0" meta:image-count="0" meta:object-count="0" meta:page-count="11" meta:paragraph-count="418" meta:word-count="2500" meta:character-count="17889" meta:non-whitespace-character-count="14588"/>
  </office:meta>
</office:document-meta>
</file>